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2a71e"/>
    </style:style>
    <style:style style:name="P2" style:family="paragraph" style:parent-style-name="Standard">
      <style:paragraph-properties fo:text-align="start" style:justify-single-word="false"/>
      <style:text-properties officeooo:paragraph-rsid="001315c0"/>
    </style:style>
    <style:style style:name="P3" style:family="paragraph" style:parent-style-name="Standard">
      <style:paragraph-properties fo:text-align="start" style:justify-single-word="false"/>
      <style:text-properties officeooo:paragraph-rsid="0014eb53"/>
    </style:style>
    <style:style style:name="P4" style:family="paragraph" style:parent-style-name="Standard">
      <style:paragraph-properties fo:text-align="start" style:justify-single-word="false"/>
      <style:text-properties officeooo:paragraph-rsid="001d252d"/>
    </style:style>
    <style:style style:name="P5" style:family="paragraph" style:parent-style-name="Standard">
      <style:paragraph-properties fo:text-align="start" style:justify-single-word="false"/>
      <style:text-properties officeooo:paragraph-rsid="001e27bf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12a71e" officeooo:paragraph-rsid="0012a71e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1a3769" officeooo:paragraph-rsid="001bd534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170be2" officeooo:paragraph-rsid="00170be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1a3769" officeooo:paragraph-rsid="001a376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1bd534" officeooo:paragraph-rsid="001bd53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1bd534" officeooo:paragraph-rsid="001c6dc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1bd534" officeooo:paragraph-rsid="001d252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19d80a" officeooo:paragraph-rsid="0019d80a" fo:background-color="#ffff9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19d80a" officeooo:paragraph-rsid="0019d80a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1a3769" officeooo:paragraph-rsid="001a376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1bd534" officeooo:paragraph-rsid="001bd53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0pt" fo:language="zxx" fo:country="none" fo:font-weight="normal" officeooo:rsid="0012a71e" officeooo:paragraph-rsid="0012a71e" fo:background-color="#ffff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language="zxx" fo:country="none" fo:font-weight="normal" officeooo:rsid="00109973" officeooo:paragraph-rsid="00109973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09973" officeooo:paragraph-rsid="00109973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1b572" officeooo:paragraph-rsid="0011b572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2a71e" officeooo:paragraph-rsid="0012a71e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27c2c9" officeooo:paragraph-rsid="0027c2c9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109973" officeooo:paragraph-rsid="00109973" fo:background-color="#ffff9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109973" officeooo:paragraph-rsid="00215a7d" fo:background-color="#ffff9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109973" officeooo:paragraph-rsid="0025d8b9" fo:background-color="#ffff9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215a7d" officeooo:paragraph-rsid="00215a7d" fo:background-color="#ffff9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25d8b9" officeooo:paragraph-rsid="0025d8b9" fo:background-color="#ffff9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109973" officeooo:paragraph-rsid="00109973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11b572" officeooo:paragraph-rsid="0011b572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27c2c9" officeooo:paragraph-rsid="0027c2c9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fo:language="zxx" fo:country="none" fo:font-weight="bold" officeooo:rsid="00109973" officeooo:paragraph-rsid="00109973" fo:background-color="#ffff9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Mono" fo:font-size="10pt" fo:language="zxx" fo:country="none" fo:font-weight="normal" officeooo:rsid="0012a71e" officeooo:paragraph-rsid="0012a71e" fo:background-color="#ffff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Mono" fo:font-size="10pt" fo:language="zxx" fo:country="none" fo:font-weight="normal" officeooo:rsid="00170be2" officeooo:paragraph-rsid="00170be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zxx" fo:country="none" officeooo:paragraph-rsid="0012a71e" style:language-asian="zxx" style:country-asian="none" style:language-complex="zxx" style:country-complex="none"/>
    </style:style>
    <style:style style:name="P35" style:family="paragraph" style:parent-style-name="Standard">
      <style:paragraph-properties fo:text-align="start" style:justify-single-word="false"/>
      <style:text-properties fo:language="zxx" fo:country="none" officeooo:paragraph-rsid="001315c0" style:language-asian="zxx" style:country-asian="none" style:language-complex="zxx" style:country-complex="none"/>
    </style:style>
    <style:style style:name="P36" style:family="paragraph" style:parent-style-name="Standard">
      <style:paragraph-properties fo:text-align="start" style:justify-single-word="false"/>
      <style:text-properties fo:language="zxx" fo:country="none" officeooo:paragraph-rsid="0014eb53" style:language-asian="zxx" style:country-asian="none" style:language-complex="zxx" style:country-complex="none"/>
    </style:style>
    <style:style style:name="P37" style:family="paragraph" style:parent-style-name="Standard">
      <style:paragraph-properties fo:text-align="start" style:justify-single-word="false"/>
      <style:text-properties fo:language="zxx" fo:country="none" officeooo:paragraph-rsid="001d252d" style:language-asian="zxx" style:country-asian="none" style:language-complex="zxx" style:country-complex="none"/>
    </style:style>
    <style:style style:name="P38" style:family="paragraph" style:parent-style-name="Standard">
      <style:paragraph-properties fo:text-align="start" style:justify-single-word="false"/>
      <style:text-properties fo:language="zxx" fo:country="none" officeooo:paragraph-rsid="001e27bf" style:language-asian="zxx" style:country-asian="none" style:language-complex="zxx" style:country-complex="none"/>
    </style:style>
    <style:style style:name="P39" style:family="paragraph" style:parent-style-name="Standard">
      <style:paragraph-properties fo:text-align="start" style:justify-single-word="false"/>
      <style:text-properties fo:language="zxx" fo:country="none" officeooo:paragraph-rsid="00215a7d" style:language-asian="zxx" style:country-asian="none" style:language-complex="zxx" style:country-complex="none"/>
    </style:style>
    <style:style style:name="P40" style:family="paragraph" style:parent-style-name="Standard">
      <style:paragraph-properties fo:text-align="start" style:justify-single-word="false"/>
      <style:text-properties fo:language="zxx" fo:country="none" officeooo:rsid="0014eb53" officeooo:paragraph-rsid="0014eb53" style:language-asian="zxx" style:country-asian="none" style:language-complex="zxx" style:country-complex="none"/>
    </style:style>
    <style:style style:name="P41" style:family="paragraph" style:parent-style-name="Standard">
      <style:paragraph-properties fo:text-align="start" style:justify-single-word="false"/>
      <style:text-properties fo:language="zxx" fo:country="none" officeooo:rsid="001d252d" officeooo:paragraph-rsid="001d252d" style:language-asian="zxx" style:country-asian="none" style:language-complex="zxx" style:country-complex="none"/>
    </style:style>
    <style:style style:name="P42" style:family="paragraph" style:parent-style-name="Standard">
      <style:text-properties fo:language="zxx" fo:country="none" officeooo:rsid="001e27bf" officeooo:paragraph-rsid="001e27bf" style:language-asian="zxx" style:country-asian="none" style:language-complex="zxx" style:country-complex="none"/>
    </style:style>
    <style:style style:name="P43" style:family="paragraph" style:parent-style-name="Standard">
      <style:paragraph-properties fo:text-align="start" style:justify-single-word="false"/>
      <style:text-properties fo:language="zxx" fo:country="none" officeooo:paragraph-rsid="0012a71e" fo:background-color="#ffff99" style:language-asian="zxx" style:country-asian="none" style:language-complex="zxx" style:country-complex="none"/>
    </style:style>
    <style:style style:name="P44" style:family="paragraph" style:parent-style-name="Standard">
      <style:paragraph-properties fo:text-align="start" style:justify-single-word="false"/>
      <style:text-properties fo:language="zxx" fo:country="none" fo:font-weight="bold" officeooo:paragraph-rsid="001315c0" style:language-asian="zxx" style:country-asian="none" style:font-weight-asian="bold" style:language-complex="zxx" style:country-complex="none" style:font-weight-complex="bold"/>
    </style:style>
    <style:style style:name="P45" style:family="paragraph" style:parent-style-name="Standard">
      <style:paragraph-properties fo:text-align="start" style:justify-single-word="false"/>
      <style:text-properties fo:language="zxx" fo:country="none" fo:font-weight="bold" officeooo:paragraph-rsid="001e27bf" style:language-asian="zxx" style:country-asian="none" style:font-weight-asian="bold" style:language-complex="zxx" style:country-complex="none" style:font-weight-complex="bold"/>
    </style:style>
    <style:style style:name="P46" style:family="paragraph" style:parent-style-name="Standard">
      <style:paragraph-properties fo:text-align="start" style:justify-single-word="false"/>
      <style:text-properties fo:language="zxx" fo:country="none" fo:font-weight="bold" officeooo:rsid="0016bea0" officeooo:paragraph-rsid="0016bea0" style:language-asian="zxx" style:country-asian="none" style:font-weight-asian="bold" style:language-complex="zxx" style:country-complex="none" style:font-weight-complex="bold"/>
    </style:style>
    <style:style style:name="P47" style:family="paragraph" style:parent-style-name="Standard">
      <style:paragraph-properties fo:text-align="start" style:justify-single-word="false"/>
      <style:text-properties fo:language="zxx" fo:country="none" fo:font-weight="bold" officeooo:rsid="00170be2" officeooo:paragraph-rsid="00170be2" style:language-asian="zxx" style:country-asian="none" style:font-weight-asian="bold" style:language-complex="zxx" style:country-complex="none" style:font-weight-complex="bold"/>
    </style:style>
    <style:style style:name="P48" style:family="paragraph" style:parent-style-name="Standard">
      <style:text-properties fo:language="zxx" fo:country="none" fo:font-weight="bold" officeooo:rsid="001e27bf" officeooo:paragraph-rsid="001e27bf" style:language-asian="zxx" style:country-asian="none" style:font-weight-asian="bold" style:language-complex="zxx" style:country-complex="none" style:font-weight-complex="bold"/>
    </style:style>
    <style:style style:name="P49" style:family="paragraph" style:parent-style-name="Standard">
      <style:text-properties fo:language="zxx" fo:country="none" fo:font-weight="bold" officeooo:rsid="001ff9f4" officeooo:paragraph-rsid="001ff9f4" style:language-asian="zxx" style:country-asian="none" style:font-weight-asian="bold" style:language-complex="zxx" style:country-complex="none" style:font-weight-complex="bold"/>
    </style:style>
    <style:style style:name="P50" style:family="paragraph" style:parent-style-name="Standard">
      <style:paragraph-properties fo:text-align="start" style:justify-single-word="false"/>
      <style:text-properties fo:language="zxx" fo:country="none" fo:font-weight="bold" officeooo:rsid="00240580" officeooo:paragraph-rsid="00240580" style:language-asian="zxx" style:country-asian="none" style:font-weight-asian="bold" style:language-complex="zxx" style:country-complex="none" style:font-weight-complex="bold"/>
    </style:style>
    <style:style style:name="P51" style:family="paragraph" style:parent-style-name="Standard">
      <style:paragraph-properties fo:text-align="start" style:justify-single-word="false"/>
      <style:text-properties fo:language="zxx" fo:country="none" fo:font-weight="bold" officeooo:rsid="001d252d" officeooo:paragraph-rsid="001d252d" style:language-asian="zxx" style:country-asian="none" style:font-weight-asian="bold" style:language-complex="zxx" style:country-complex="none" style:font-weight-complex="bold"/>
    </style:style>
    <style:style style:name="P52" style:family="paragraph" style:parent-style-name="Standard">
      <style:paragraph-properties fo:text-align="start" style:justify-single-word="false"/>
      <style:text-properties fo:language="zxx" fo:country="none" fo:font-weight="normal" officeooo:rsid="0016bea0" officeooo:paragraph-rsid="0016bea0" style:language-asian="zxx" style:country-asian="none" style:font-weight-asian="normal" style:language-complex="zxx" style:country-complex="none" style:font-weight-complex="normal"/>
    </style:style>
    <style:style style:name="P53" style:family="paragraph" style:parent-style-name="Standard">
      <style:paragraph-properties fo:text-align="start" style:justify-single-word="false"/>
      <style:text-properties fo:language="zxx" fo:country="none" fo:font-weight="normal" officeooo:rsid="00170be2" officeooo:paragraph-rsid="00170be2" style:language-asian="zxx" style:country-asian="none" style:font-weight-asian="normal" style:language-complex="zxx" style:country-complex="none" style:font-weight-complex="normal"/>
    </style:style>
    <style:style style:name="P54" style:family="paragraph" style:parent-style-name="Standard">
      <style:paragraph-properties fo:text-align="start" style:justify-single-word="false"/>
      <style:text-properties fo:language="zxx" fo:country="none" fo:font-weight="normal" officeooo:rsid="001d252d" officeooo:paragraph-rsid="001d252d" style:language-asian="zxx" style:country-asian="none" style:font-weight-asian="normal" style:language-complex="zxx" style:country-complex="none" style:font-weight-complex="normal"/>
    </style:style>
    <style:style style:name="P55" style:family="paragraph" style:parent-style-name="Standard">
      <style:text-properties fo:language="zxx" fo:country="none" fo:font-weight="normal" officeooo:rsid="001ff9f4" officeooo:paragraph-rsid="001ff9f4" style:language-asian="zxx" style:country-asian="none" style:font-weight-asian="normal" style:language-complex="zxx" style:country-complex="none" style:font-weight-complex="normal"/>
    </style:style>
    <style:style style:name="P56" style:family="paragraph" style:parent-style-name="Standard">
      <style:paragraph-properties fo:text-align="start" style:justify-single-word="false"/>
      <style:text-properties fo:language="zxx" fo:country="none" fo:font-weight="normal" officeooo:rsid="00240580" officeooo:paragraph-rsid="00240580" style:language-asian="zxx" style:country-asian="none" style:font-weight-asian="normal" style:language-complex="zxx" style:country-complex="none" style:font-weight-complex="normal"/>
    </style:style>
    <style:style style:name="P57" style:family="paragraph" style:parent-style-name="Standard">
      <style:paragraph-properties fo:text-align="start" style:justify-single-word="false"/>
      <style:text-properties fo:language="zxx" fo:country="none" fo:font-weight="normal" officeooo:rsid="0028b452" officeooo:paragraph-rsid="0028b452" style:language-asian="zxx" style:country-asian="none" style:font-weight-asian="normal" style:language-complex="zxx" style:country-complex="none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weight="bold" officeooo:rsid="001e27bf" officeooo:paragraph-rsid="001e27bf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fo:font-weight="normal" officeooo:rsid="001e27bf" officeooo:paragraph-rsid="001e27bf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language="zxx" fo:country="none" officeooo:paragraph-rsid="001d252d" style:language-asian="zxx" style:country-asian="none" style:language-complex="zxx" style:country-complex="none"/>
    </style:style>
    <style:style style:name="P61" style:family="paragraph" style:parent-style-name="Standard">
      <style:paragraph-properties fo:text-align="start" style:justify-single-word="false"/>
      <style:text-properties fo:color="#000000" fo:language="zxx" fo:country="none" fo:font-weight="bold" officeooo:rsid="001d252d" officeooo:paragraph-rsid="001d252d" style:language-asian="zxx" style:country-asian="none" style:font-weight-asian="bold" style:language-complex="zxx" style:country-complex="none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fo:language="zxx" fo:country="none" fo:font-weight="bold" officeooo:rsid="001e27bf" officeooo:paragraph-rsid="001d252d" style:language-asian="zxx" style:country-asian="none" style:font-weight-asian="bold" style:language-complex="zxx" style:country-complex="none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fo:language="zxx" fo:country="none" fo:font-weight="bold" officeooo:rsid="001e27bf" officeooo:paragraph-rsid="001e27bf" style:language-asian="zxx" style:country-asian="none" style:font-weight-asian="bold" style:language-complex="zxx" style:country-complex="none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fo:language="zxx" fo:country="none" fo:font-weight="bold" officeooo:paragraph-rsid="001e27bf" style:language-asian="zxx" style:country-asian="none" style:font-weight-asian="bold" style:language-complex="zxx" style:country-complex="none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fo:language="zxx" fo:country="none" fo:font-weight="normal" officeooo:rsid="001e27bf" officeooo:paragraph-rsid="001e27bf" style:language-asian="zxx" style:country-asian="none" style:font-weight-asian="normal" style:language-complex="zxx" style:country-complex="none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weight="bold" officeooo:paragraph-rsid="001e27bf" style:font-weight-asian="bold" style:font-weight-complex="bold"/>
    </style:style>
    <style:style style:name="P67" style:family="paragraph" style:parent-style-name="Text_20_body">
      <style:paragraph-properties fo:text-align="start" style:justify-single-word="false"/>
      <style:text-properties officeooo:paragraph-rsid="0012a71e"/>
    </style:style>
    <style:style style:name="P68" style:family="paragraph" style:parent-style-name="Text_20_body">
      <style:paragraph-properties fo:text-align="start" style:justify-single-word="false"/>
      <style:text-properties officeooo:paragraph-rsid="001a3769"/>
    </style:style>
    <style:style style:name="P69" style:family="paragraph" style:parent-style-name="Text_20_body">
      <style:paragraph-properties fo:text-align="start" style:justify-single-word="false"/>
      <style:text-properties officeooo:paragraph-rsid="001bd534"/>
    </style:style>
    <style:style style:name="P70" style:family="paragraph" style:parent-style-name="Text_20_body">
      <style:paragraph-properties fo:text-align="start" style:justify-single-word="false"/>
      <style:text-properties style:font-name="Liberation Serif" fo:font-size="12pt" fo:language="zxx" fo:country="none" fo:font-weight="normal" officeooo:rsid="001bd534" officeooo:paragraph-rsid="001bd53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72" style:family="paragraph" style:parent-style-name="Text_20_body">
      <style:paragraph-properties fo:text-align="start" style:justify-single-word="false"/>
      <style:text-properties fo:language="zxx" fo:country="none" officeooo:paragraph-rsid="0012a71e" style:language-asian="zxx" style:country-asian="none" style:language-complex="zxx" style:country-complex="none"/>
    </style:style>
    <style:style style:name="P73" style:family="paragraph" style:parent-style-name="Text_20_body">
      <style:paragraph-properties fo:text-align="start" style:justify-single-word="false"/>
      <style:text-properties fo:language="zxx" fo:country="none" officeooo:paragraph-rsid="00215a7d" style:language-asian="zxx" style:country-asian="none" style:language-complex="zxx" style:country-complex="none"/>
    </style:style>
    <style:style style:name="P74" style:family="paragraph" style:parent-style-name="Preformatted_20_Text">
      <style:paragraph-properties fo:text-align="start" style:justify-single-word="false"/>
      <style:text-properties style:font-name="Liberation Mono" fo:font-size="10pt" fo:font-weight="normal" officeooo:rsid="0012a71e" officeooo:paragraph-rsid="0012a71e" fo:background-color="#ffffff" style:font-size-asian="10pt" style:font-weight-asian="normal" style:font-size-complex="10pt" style:font-weight-complex="normal"/>
    </style:style>
    <style:style style:name="P75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12a71e" officeooo:paragraph-rsid="0012a71e" fo:background-color="#ffffff" style:font-size-asian="12pt" style:font-weight-asian="normal" style:font-size-complex="12pt" style:font-weight-complex="normal"/>
    </style:style>
    <style:style style:name="P76" style:family="paragraph" style:parent-style-name="Preformatted_20_Text">
      <style:paragraph-properties fo:text-align="start" style:justify-single-word="false"/>
      <style:text-properties style:font-name="Liberation Serif" fo:font-size="12pt" fo:language="zxx" fo:country="none" fo:font-weight="normal" officeooo:rsid="001bd534" officeooo:paragraph-rsid="001bd53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7" style:family="paragraph" style:parent-style-name="Preformatted_20_Text">
      <style:paragraph-properties fo:text-align="start" style:justify-single-word="false"/>
      <style:text-properties style:font-name="Liberation Serif" fo:font-size="12pt" fo:language="zxx" fo:country="none" fo:font-weight="normal" officeooo:rsid="001bd534" officeooo:paragraph-rsid="001c6dc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8" style:family="paragraph" style:parent-style-name="Preformatted_20_Text">
      <style:paragraph-properties fo:text-align="start" style:justify-single-word="false"/>
      <style:text-properties officeooo:paragraph-rsid="0012a71e"/>
    </style:style>
    <style:style style:name="P79" style:family="paragraph" style:parent-style-name="Preformatted_20_Text">
      <style:paragraph-properties fo:text-align="start" style:justify-single-word="false"/>
      <style:text-properties officeooo:paragraph-rsid="001d252d"/>
    </style:style>
    <style:style style:name="P80" style:family="paragraph" style:parent-style-name="Preformatted_20_Text">
      <style:paragraph-properties fo:text-align="start" style:justify-single-word="false"/>
      <style:text-properties officeooo:paragraph-rsid="001e27bf"/>
    </style:style>
    <style:style style:name="P81" style:family="paragraph" style:parent-style-name="Preformatted_20_Text">
      <style:paragraph-properties fo:text-align="start" style:justify-single-word="false"/>
      <style:text-properties officeooo:paragraph-rsid="00215a7d"/>
    </style:style>
    <style:style style:name="P82" style:family="paragraph" style:parent-style-name="Preformatted_20_Text">
      <style:paragraph-properties fo:text-align="start" style:justify-single-word="false"/>
      <style:text-properties officeooo:rsid="001d252d" officeooo:paragraph-rsid="001d252d"/>
    </style:style>
    <style:style style:name="P83" style:family="paragraph" style:parent-style-name="Preformatted_20_Text">
      <style:paragraph-properties fo:text-align="start" style:justify-single-word="false"/>
      <style:text-properties fo:color="#000000" fo:font-weight="bold" officeooo:rsid="001d252d" officeooo:paragraph-rsid="001d252d" style:font-weight-asian="bold" style:font-weight-complex="bold"/>
    </style:style>
    <style:style style:name="P84" style:family="paragraph" style:parent-style-name="Preformatted_20_Text">
      <style:paragraph-properties fo:text-align="start" style:justify-single-word="false"/>
      <style:text-properties fo:color="#000000" fo:font-weight="bold" officeooo:rsid="001e27bf" officeooo:paragraph-rsid="001e27bf" style:font-weight-asian="bold" style:font-weight-complex="bold"/>
    </style:style>
    <style:style style:name="P85" style:family="paragraph" style:parent-style-name="Preformatted_20_Text">
      <style:paragraph-properties fo:text-align="start" style:justify-single-word="false"/>
      <style:text-properties fo:color="#000000" fo:font-weight="normal" officeooo:rsid="001e27bf" officeooo:paragraph-rsid="001e27bf" style:font-weight-asian="normal" style:font-weight-complex="normal"/>
    </style:style>
    <style:style style:name="P86" style:family="paragraph" style:parent-style-name="Preformatted_20_Text">
      <style:paragraph-properties fo:text-align="start" style:justify-single-word="false"/>
      <style:text-properties fo:color="#000000" fo:language="zxx" fo:country="none" fo:font-weight="normal" officeooo:rsid="001e27bf" officeooo:paragraph-rsid="001e27bf" style:language-asian="zxx" style:country-asian="none" style:font-weight-asian="normal" style:language-complex="zxx" style:country-complex="none" style:font-weight-complex="normal"/>
    </style:style>
    <style:style style:name="P87" style:family="paragraph" style:parent-style-name="Preformatted_20_Text">
      <style:paragraph-properties fo:text-align="start" style:justify-single-word="false"/>
      <style:text-properties fo:font-weight="bold" officeooo:paragraph-rsid="001e27bf" style:font-weight-asian="bold" style:font-weight-complex="bold"/>
    </style:style>
    <style:style style:name="P88" style:family="paragraph" style:parent-style-name="Preformatted_20_Text">
      <style:text-properties officeooo:rsid="001e27bf" officeooo:paragraph-rsid="001e27bf"/>
    </style:style>
    <style:style style:name="P8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90" style:family="paragraph" style:parent-style-name="Preformatted_20_Text">
      <style:paragraph-properties fo:margin-top="0in" fo:margin-bottom="0.1965in" style:contextual-spacing="false"/>
    </style:style>
    <style:style style:name="P91" style:family="paragraph" style:parent-style-name="Preformatted_20_Text">
      <style:paragraph-properties fo:margin-top="0in" fo:margin-bottom="0.1965in" style:contextual-spacing="false"/>
      <style:text-properties officeooo:paragraph-rsid="001e27bf"/>
    </style:style>
    <style:style style:name="P92" style:family="paragraph" style:parent-style-name="Preformatted_20_Text">
      <style:paragraph-properties fo:margin-top="0in" fo:margin-bottom="0.1965in" style:contextual-spacing="false"/>
      <style:text-properties fo:language="zxx" fo:country="none" style:language-asian="zxx" style:country-asian="none" style:language-complex="zxx" style:country-complex="none"/>
    </style:style>
    <style:style style:name="P93" style:family="paragraph" style:parent-style-name="Heading_20_3">
      <style:paragraph-properties fo:text-align="start" style:justify-single-word="false"/>
      <style:text-properties fo:color="#000000" fo:language="zxx" fo:country="none" officeooo:paragraph-rsid="001d252d" style:language-asian="zxx" style:country-asian="none" style:language-complex="zxx" style:country-complex="none"/>
    </style:style>
    <style:style style:name="P94" style:family="paragraph" style:parent-style-name="Heading_20_3">
      <style:paragraph-properties fo:text-align="start" style:justify-single-word="false"/>
      <style:text-properties fo:color="#000000" fo:language="zxx" fo:country="none" officeooo:rsid="001d252d" officeooo:paragraph-rsid="001d252d" style:language-asian="zxx" style:country-asian="none" style:language-complex="zxx" style:country-complex="none"/>
    </style:style>
    <style:style style:name="P95" style:family="paragraph" style:parent-style-name="Heading_20_3">
      <style:paragraph-properties fo:text-align="start" style:justify-single-word="false"/>
      <style:text-properties fo:color="#000000" fo:language="zxx" fo:country="none" fo:font-weight="bold" officeooo:rsid="001d252d" officeooo:paragraph-rsid="001d252d" style:language-asian="zxx" style:country-asian="none" style:font-weight-asian="bold" style:language-complex="zxx" style:country-complex="none" style:font-weight-complex="bold"/>
    </style:style>
    <style:style style:name="P96" style:family="paragraph" style:parent-style-name="Heading_20_3">
      <style:paragraph-properties fo:text-align="start" style:justify-single-word="false"/>
      <style:text-properties fo:color="#000000" fo:language="zxx" fo:country="none" fo:font-weight="bold" officeooo:rsid="001e27bf" officeooo:paragraph-rsid="001e27bf" style:language-asian="zxx" style:country-asian="none" style:font-weight-asian="bold" style:language-complex="zxx" style:country-complex="none" style:font-weight-complex="bold"/>
    </style:style>
    <style:style style:name="P97" style:family="paragraph" style:parent-style-name="Heading_20_3">
      <style:paragraph-properties fo:text-align="start" style:justify-single-word="false"/>
      <style:text-properties fo:color="#000000" fo:language="zxx" fo:country="none" fo:font-weight="bold" officeooo:paragraph-rsid="001e27bf" style:language-asian="zxx" style:country-asian="none" style:font-weight-asian="bold" style:language-complex="zxx" style:country-complex="none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12a71e" officeooo:paragraph-rsid="0012a71e" fo:background-color="#ffffff" style:font-size-asian="12pt" style:font-weight-asian="normal" style:font-size-complex="12pt" style:font-weight-complex="normal"/>
    </style:style>
    <style:style style:name="P99" style:family="paragraph" style:parent-style-name="Text_20_body" style:list-style-name="L1"/>
    <style:style style:name="P100" style:family="paragraph" style:parent-style-name="Text_20_body" style:list-style-name="L2">
      <style:text-properties fo:language="zxx" fo:country="none" style:language-asian="zxx" style:country-asian="none" style:language-complex="zxx" style:country-complex="none"/>
    </style:style>
    <style:style style:name="P101" style:family="paragraph" style:parent-style-name="Text_20_body" style:list-style-name="L3">
      <style:text-properties fo:language="zxx" fo:country="none" style:language-asian="zxx" style:country-asian="none" style:language-complex="zxx" style:country-complex="none"/>
    </style:style>
    <style:style style:name="P102" style:family="paragraph" style:parent-style-name="Text_20_body" style:list-style-name="L4">
      <style:text-properties fo:language="zxx" fo:country="none" style:language-asian="zxx" style:country-asian="none" style:language-complex="zxx" style:country-complex="none"/>
    </style:style>
    <style:style style:name="P103" style:family="paragraph" style:parent-style-name="Text_20_body" style:list-style-name="L5">
      <style:text-properties fo:language="zxx" fo:country="none" style:language-asian="zxx" style:country-asian="none" style:language-complex="zxx" style:country-complex="none"/>
    </style:style>
    <style:style style:name="P104" style:family="paragraph" style:parent-style-name="Text_20_body" style:list-style-name="L1">
      <style:paragraph-properties fo:margin-top="0in" fo:margin-bottom="0in" style:contextual-spacing="false"/>
    </style:style>
    <style:style style:name="P105" style:family="paragraph" style:parent-style-name="Text_20_body" style:list-style-name="L2">
      <style:paragraph-properties fo:margin-top="0in" fo:margin-bottom="0in" style:contextual-spacing="false"/>
    </style:style>
    <style:style style:name="P106" style:family="paragraph" style:parent-style-name="Text_20_body" style:list-style-name="L2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107" style:family="paragraph" style:parent-style-name="Text_20_body" style:list-style-name="L4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108" style:family="paragraph" style:parent-style-name="Text_20_body" style:list-style-name="L1">
      <style:paragraph-properties fo:margin-top="0in" fo:margin-bottom="0in" style:contextual-spacing="false"/>
      <style:text-properties officeooo:rsid="002ba964" officeooo:paragraph-rsid="002ba964"/>
    </style:style>
    <style:style style:name="T1" style:family="text">
      <style:text-properties officeooo:rsid="0011b5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b572" style:font-weight-asian="bold" style:font-weight-complex="bold"/>
    </style:style>
    <style:style style:name="T4" style:family="text">
      <style:text-properties fo:font-weight="bold" officeooo:rsid="00215a7d" style:font-weight-asian="bold" style:font-weight-complex="bold"/>
    </style:style>
    <style:style style:name="T5" style:family="text">
      <style:text-properties fo:font-weight="bold" officeooo:rsid="0028b452" style:font-weight-asian="bold" style:font-weight-complex="bold"/>
    </style:style>
    <style:style style:name="T6" style:family="text">
      <style:text-properties officeooo:rsid="0012a71e"/>
    </style:style>
    <style:style style:name="T7" style:family="text">
      <style:text-properties style:font-name="Liberation Mono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Liberation Mono" fo:font-size="10pt" style:font-size-asian="10pt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size="12pt" fo:language="zxx" fo:country="none" fo:font-weight="normal" officeooo:rsid="0012a71e" fo:background-color="#ffffff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" style:family="text">
      <style:text-properties style:font-name="Liberation Serif" fo:font-size="12pt" fo:language="zxx" fo:country="none" fo:font-weight="normal" officeooo:rsid="001315c0" fo:background-color="#ffffff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" style:family="text">
      <style:text-properties style:font-name="Liberation Serif" fo:font-size="12pt" fo:language="zxx" fo:country="none" fo:font-weight="normal" officeooo:rsid="002ba964" fo:background-color="#ffffff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style:font-name="Liberation Serif" fo:font-size="12pt" fo:language="zxx" fo:country="none" fo:font-weight="normal" officeooo:rsid="001a376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style:font-name="Liberation Serif" fo:font-size="12pt" fo:language="zxx" fo:country="none" fo:font-weight="normal" officeooo:rsid="001bd53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7" style:family="text">
      <style:text-properties style:font-name="Liberation Serif" fo:font-size="12pt" fo:language="zxx" fo:country="none" fo:font-weight="normal" officeooo:rsid="001c6dc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8" style:family="text">
      <style:text-properties style:font-name="Liberation Serif" fo:font-size="12pt" fo:language="zxx" fo:country="none" fo:font-weight="normal" officeooo:rsid="001d252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9" style:family="text">
      <style:text-properties style:font-name="Liberation Serif" fo:font-size="12pt" fo:language="zxx" fo:country="none" officeooo:rsid="0012a71e" fo:background-color="#ffffff" loext:char-shading-value="0" style:font-size-asian="12pt" style:language-asian="zxx" style:country-asian="none" style:font-size-complex="12pt" style:language-complex="zxx" style:country-complex="none"/>
    </style:style>
    <style:style style:name="T20" style:family="text">
      <style:text-properties style:font-name="Liberation Serif" fo:font-size="12pt" fo:language="zxx" fo:country="none" fo:font-weight="bold" officeooo:rsid="0012a71e" fo:background-color="#ffffff" loext:char-shading-value="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font-name="Liberation Serif" fo:font-size="12pt" fo:language="zxx" fo:country="none" fo:font-weight="bold" officeooo:rsid="001315c0" fo:background-color="#ffffff" loext:char-shading-value="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style:font-name="Liberation Serif" fo:font-size="12pt" fo:language="zxx" fo:country="none" fo:font-weight="bold" officeooo:rsid="0014eb53" fo:background-color="#ffffff" loext:char-shading-value="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3" style:family="text">
      <style:text-properties style:font-name="Liberation Serif" fo:font-size="12pt" fo:language="zxx" fo:country="none" fo:font-weight="bold" officeooo:rsid="0019d80a" fo:background-color="#ffff99" loext:char-shading-value="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4" style:family="text">
      <style:text-properties style:font-name="Liberation Serif" fo:font-size="12pt" fo:language="zxx" fo:country="none" fo:font-weight="bold" officeooo:rsid="001315c0" fo:background-color="#ffff99" loext:char-shading-value="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5" style:family="text">
      <style:text-properties style:font-name="Liberation Serif" fo:font-size="12pt" fo:language="zxx" fo:country="none" fo:font-weight="bold" officeooo:rsid="001c6dc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26" style:family="text">
      <style:text-properties style:font-name="Liberation Serif" fo:font-weight="bold" style:font-weight-asian="bold" style:font-weight-complex="bold"/>
    </style:style>
    <style:style style:name="T27" style:family="text">
      <style:text-properties style:font-name="Liberation Serif" fo:font-weight="bold" officeooo:rsid="001c6dc4" style:font-weight-asian="bold" style:font-weight-complex="bold"/>
    </style:style>
    <style:style style:name="T28" style:family="text">
      <style:text-properties style:font-name="Liberation Serif" officeooo:rsid="001c6dc4"/>
    </style:style>
    <style:style style:name="T29" style:family="text">
      <style:text-properties style:font-name="Liberation Serif" fo:language="zxx" fo:country="none" fo:font-weight="normal" officeooo:rsid="001e27bf" style:language-asian="zxx" style:country-asian="none" style:font-weight-asian="normal" style:language-complex="zxx" style:country-complex="none" style:font-weight-complex="normal"/>
    </style:style>
    <style:style style:name="T30" style:family="text">
      <style:text-properties officeooo:rsid="0016bea0"/>
    </style:style>
    <style:style style:name="T31" style:family="text">
      <style:text-properties officeooo:rsid="0019d80a"/>
    </style:style>
    <style:style style:name="T32" style:family="text">
      <style:text-properties officeooo:rsid="001a3769"/>
    </style:style>
    <style:style style:name="T33" style:family="text">
      <style:text-properties fo:font-size="12pt" fo:font-weight="normal" officeooo:rsid="00215a7d" fo:background-color="#ffffff" loext:char-shading-value="0" style:font-size-asian="12pt" style:font-weight-asian="normal" style:font-size-complex="12pt" style:font-weight-complex="normal"/>
    </style:style>
    <style:style style:name="T34" style:family="text">
      <style:text-properties fo:font-size="12pt" fo:language="zxx" fo:country="none" fo:font-weight="normal" officeooo:rsid="001a376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35" style:family="text">
      <style:text-properties fo:font-size="12pt" fo:language="zxx" fo:country="none" fo:font-weight="normal" officeooo:rsid="001bd53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36" style:family="text">
      <style:text-properties fo:language="zxx" fo:country="none" style:language-asian="zxx" style:country-asian="none" style:language-complex="zxx" style:country-complex="none"/>
    </style:style>
    <style:style style:name="T37" style:family="text">
      <style:text-properties fo:language="zxx" fo:country="none" officeooo:rsid="0012a71e" style:language-asian="zxx" style:country-asian="none" style:language-complex="zxx" style:country-complex="none"/>
    </style:style>
    <style:style style:name="T38" style:family="text">
      <style:text-properties fo:language="zxx" fo:country="none" officeooo:rsid="001d252d" style:language-asian="zxx" style:country-asian="none" style:language-complex="zxx" style:country-complex="none"/>
    </style:style>
    <style:style style:name="T39" style:family="text">
      <style:text-properties fo:language="zxx" fo:country="none" officeooo:rsid="001e27bf" style:language-asian="zxx" style:country-asian="none" style:language-complex="zxx" style:country-complex="none"/>
    </style:style>
    <style:style style:name="T4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1" style:family="text">
      <style:text-properties fo:language="zxx" fo:country="none" fo:font-weight="bold" officeooo:rsid="0012a71e" style:language-asian="zxx" style:country-asian="none" style:font-weight-asian="bold" style:language-complex="zxx" style:country-complex="none" style:font-weight-complex="bold"/>
    </style:style>
    <style:style style:name="T42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43" style:family="text">
      <style:text-properties fo:language="zxx" fo:country="none" fo:font-weight="normal" officeooo:rsid="001d252d" style:language-asian="zxx" style:country-asian="none" style:font-weight-asian="normal" style:language-complex="zxx" style:country-complex="none" style:font-weight-complex="normal"/>
    </style:style>
    <style:style style:name="T44" style:family="text">
      <style:text-properties fo:language="zxx" fo:country="none" fo:font-weight="normal" officeooo:rsid="001e27bf" style:language-asian="zxx" style:country-asian="none" style:font-weight-asian="normal" style:language-complex="zxx" style:country-complex="none" style:font-weight-complex="normal"/>
    </style:style>
    <style:style style:name="T45" style:family="text">
      <style:text-properties officeooo:rsid="001bd534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color="#000000" fo:language="zxx" fo:country="none" fo:font-weight="bold" officeooo:rsid="001e27bf" style:language-asian="zxx" style:country-asian="none" style:font-weight-asian="bold" style:language-complex="zxx" style:country-complex="none" style:font-weight-complex="bold"/>
    </style:style>
    <style:style style:name="T48" style:family="text">
      <style:text-properties fo:color="#000000" fo:language="zxx" fo:country="none" fo:font-weight="normal" officeooo:rsid="001e27bf" style:language-asian="zxx" style:country-asian="none" style:font-weight-asian="normal" style:language-complex="zxx" style:country-complex="none" style:font-weight-complex="normal"/>
    </style:style>
    <style:style style:name="T49" style:family="text">
      <style:text-properties officeooo:rsid="00215a7d"/>
    </style:style>
    <style:style style:name="T50" style:family="text">
      <style:text-properties officeooo:rsid="0025d8b9"/>
    </style:style>
    <style:style style:name="T51" style:family="text">
      <style:text-properties officeooo:rsid="0028b452"/>
    </style:style>
    <style:style style:name="T52" style:family="text">
      <style:text-properties officeooo:rsid="0029aa4f"/>
    </style:style>
    <style:style style:name="T53" style:family="text">
      <style:text-properties officeooo:rsid="002c83fa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Certificação Java SE 8 Programmer I: Conteúdo além da prova</text:p>
      <text:p text:style-name="P18"/>
      <text:p text:style-name="P18"/>
      <text:p text:style-name="P23"><text:span text:style-name="T31">1 </text:span>Trabalhando com saídas no console</text:p>
      <text:p text:style-name="P28"/>
      <text:p text:style-name="P19">- <text:span text:style-name="T1">o método </text:span><text:span text:style-name="T3">print </text:span><text:span text:style-name="T1">possui diversas sobrecargas, que recebem desde strings até primitivos e objetos;</text:span></text:p>
      <text:p text:style-name="P19">- <text:span text:style-name="T1">quando recebe arrays, os mesmos são tratados como objects;</text:span></text:p>
      <text:p text:style-name="P19">- <text:span text:style-name="T3">println </text:span><text:span text:style-name="T1">possui as mesmas sobrecargas que o print;</text:span></text:p>
      <text:p text:style-name="P19"/>
      <text:p text:style-name="P19"/>
      <text:p text:style-name="P19"/>
      <text:p text:style-name="P29">Formatando a impressão</text:p>
      <text:p text:style-name="P29"/>
      <text:p text:style-name="P20">- métodos <text:span text:style-name="T2">printf</text:span> e <text:span text:style-name="T2">format </text:span>são equivalentes e recebem 2 parâmetros;</text:p>
      <text:p text:style-name="P20">- <text:span text:style-name="T6">pode ser passado somente uma string, desde que não tente usar nenhum dos caracteres de formatação especial;</text:span></text:p>
      <text:p text:style-name="P20"/>
      <text:p text:style-name="P21">Caracteres de formatação especial</text:p>
      <text:p text:style-name="P98"/>
      <text:list xml:id="list3794908839253189775" text:style-name="L1">
        <text:list-item>
          <text:p text:style-name="P108"><text:span text:style-name="Source_20_Text"><text:span text:style-name="T7">b - boolean</text:span></text:span></text:p>
        </text:list-item>
        <text:list-item>
          <text:p text:style-name="P104"><text:span text:style-name="Source_20_Text"><text:span text:style-name="T7">c</text:span></text:span><text:span text:style-name="T7"> - </text:span><text:span text:style-name="Source_20_Text"><text:span text:style-name="T7">char</text:span></text:span></text:p>
        </text:list-item>
        <text:list-item>
          <text:p text:style-name="P104"><text:span text:style-name="Source_20_Text"><text:span text:style-name="T7">d</text:span></text:span><text:span text:style-name="T7"> - Números inteiros</text:span></text:p>
        </text:list-item>
        <text:list-item>
          <text:p text:style-name="P104"><text:span text:style-name="Source_20_Text"><text:span text:style-name="T7">f</text:span></text:span><text:span text:style-name="T7"> - Números decimais</text:span></text:p>
        </text:list-item>
        <text:list-item>
          <text:p text:style-name="P104"><text:span text:style-name="Source_20_Text"><text:span text:style-name="T7">s</text:span></text:span><text:span text:style-name="T7"> - </text:span><text:span text:style-name="Source_20_Text"><text:span text:style-name="T7">String</text:span></text:span></text:p>
        </text:list-item>
        <text:list-item>
          <text:p text:style-name="P99"><text:span text:style-name="Source_20_Text"><text:span text:style-name="T7">n</text:span></text:span><text:span text:style-name="T7"> - Quebra de linha</text:span></text:p>
        </text:list-item>
      </text:list>
      <text:p text:style-name="P74"><text:span text:style-name="Source_20_Text"><text:span text:style-name="T36">System.out.printf("%s %n", "foo"); //foo</text:span></text:span></text:p>
      <text:p text:style-name="P74"><text:span text:style-name="Source_20_Text"><text:span text:style-name="T36">System.out.printf("%b %n", false); //false</text:span></text:span></text:p>
      <text:p text:style-name="P74"><text:span text:style-name="Source_20_Text"><text:span text:style-name="T36">System.out.printf("%d %n", 42); <text:s text:c="3"/>//42</text:span></text:span></text:p>
      <text:p text:style-name="P74"><text:span text:style-name="Source_20_Text"><text:span text:style-name="T36">System.out.printf("%d %n", 1024L); //1024</text:span></text:span></text:p>
      <text:p text:style-name="P74"><text:span text:style-name="Source_20_Text"><text:span text:style-name="T36">System.out.printf("%f %n", 23.9f); //23.900000</text:span></text:span></text:p>
      <text:p text:style-name="P74"><text:span text:style-name="Source_20_Text"><text:span text:style-name="T36">System.out.printf("%f %n", 44.0); <text:s/>//44.000000</text:span></text:span></text:p>
      <text:p text:style-name="P32"/>
      <text:p text:style-name="P32"/>
      <text:p text:style-name="P6">Mais de uma instrução:</text:p>
      <text:p text:style-name="P6"/>
      <text:p text:style-name="P75"><text:span text:style-name="Source_20_Text"><text:span text:style-name="T10">System.out.printf("%s, it's %b, the result is %d", "yes", true, 100);</text:span></text:span></text:p>
      <text:p text:style-name="P6"/>
      <text:p text:style-name="P6"/>
      <text:p text:style-name="P6">Pode-se usar o <text:span text:style-name="T2">index </text:span>para não depender da ordem dos parâmetros. Ele é representado pelo caracter <text:span text:style-name="T2">$ </text:span>:</text:p>
      <text:p text:style-name="P17"/>
      <text:p text:style-name="P75"><text:span text:style-name="Source_20_Text"><text:span text:style-name="T10">System.out.printf("%2$s %1$s", "World","Hello"); // Hello World</text:span></text:span></text:p>
      <text:p text:style-name="P6"/>
      <text:p text:style-name="P6"/>
      <text:p text:style-name="P1"><text:span text:style-name="Strong_20_Emphasis"><text:span text:style-name="T12">- </text:span></text:span><text:span text:style-name="Strong_20_Emphasis"><text:span text:style-name="T19">width </text:span></text:span><text:span text:style-name="Strong_20_Emphasis"><text:span text:style-name="T12">indica a quantidade mínima de caracteres a exibir. </text:span></text:span><text:span text:style-name="T36">Completa com espaços à esquerda caso o valor seja menor que a largura mínima. Caso seja maior, não faz nada:</text:span></text:p>
      <text:p text:style-name="P34"/>
      <text:p text:style-name="P78"><text:span text:style-name="Source_20_Text"><text:span text:style-name="T36">System.out.printf("[%5d]%n", 22); <text:s text:c="6"/>//[ <text:s text:c="2"/>22]</text:span></text:span></text:p>
      <text:p text:style-name="P78"><text:span text:style-name="Source_20_Text"><text:span text:style-name="T36">System.out.printf("[%5s]%n", "foo"); <text:s text:c="3"/>//[ <text:s/>foo]</text:span></text:span></text:p>
      <text:p text:style-name="P78"><text:span text:style-name="Source_20_Text"><text:span text:style-name="T36">System.out.printf("[%5s]%n", "foofoo"); //[foofoo]</text:span></text:span></text:p>
      <text:p text:style-name="P34"/>
      <text:p text:style-name="P34"/>
      <text:p text:style-name="P1"><text:span text:style-name="Strong_20_Emphasis"><text:span text:style-name="T20">- flags </text:span></text:span><text:span text:style-name="Strong_20_Emphasis"><text:span text:style-name="T12">são caracteres especiais, os mais importantes são:</text:span></text:span></text:p>
      <text:p text:style-name="P34"/>
      <text:p text:style-name="P67"><text:span text:style-name="Source_20_Text"><text:span text:style-name="T40">+</text:span></text:span><text:span text:style-name="T36"> - Sempre inclui um sinal de positivo (+) ou negativo (-) em números.</text:span></text:p>
      <text:p text:style-name="P67"><text:span text:style-name="Source_20_Text"><text:span text:style-name="T40">(</text:span></text:span><text:span text:style-name="T36"> - Números negativos são exibidos entre parênteses.</text:span></text:p>
      <text:p text:style-name="P34"/>
      <text:p text:style-name="P34"/>
      <text:p text:style-name="P1"><text:soft-page-break/><text:span text:style-name="Strong_20_Emphasis"><text:span text:style-name="T12">Alinhamento à esquerda ou direita:</text:span></text:span></text:p>
      <text:p text:style-name="P34"/>
      <text:p text:style-name="P67"><text:span text:style-name="Source_20_Text"><text:span text:style-name="T40">-</text:span></text:span><text:span text:style-name="T40"> </text:span><text:span text:style-name="T36">- Alinha à esquerda. Precisa de tamanho </text:span><text:span text:style-name="T37">(</text:span><text:span text:style-name="T41">width</text:span><text:span text:style-name="T37">) </text:span><text:span text:style-name="T36">para ser usado.</text:span></text:p>
      <text:p text:style-name="P67"><text:span text:style-name="Source_20_Text"><text:span text:style-name="T40">0</text:span></text:span><text:span text:style-name="T36"> - Completa a esquerda com zeros. Precisa de tamanho </text:span><text:span text:style-name="T37">(</text:span><text:span text:style-name="T41">width</text:span><text:span text:style-name="T37">) </text:span><text:span text:style-name="T36">para ser usado.</text:span></text:p>
      <text:p text:style-name="P72"/>
      <text:p text:style-name="P1"><text:span text:style-name="Strong_20_Emphasis"><text:span text:style-name="T20">OBS</text:span></text:span><text:span text:style-name="Strong_20_Emphasis"><text:span text:style-name="T12">: </text:span></text:span><text:span text:style-name="T36">Só é possível completar com zeros quando estamos formatando números</text:span></text:p>
      <text:p text:style-name="P34"/>
      <text:p text:style-name="P34"/>
      <text:p text:style-name="P1"><text:span text:style-name="Source_20_Text"><text:span text:style-name="T40">,</text:span></text:span><text:span text:style-name="T36"> - Habilita separadores de milhar e decimal.</text:span></text:p>
      <text:p text:style-name="P34"/>
      <text:p text:style-name="P34"/>
      <text:p text:style-name="P78"><text:span text:style-name="Source_20_Text"><text:span text:style-name="T36">System.out.printf("%+d %n", 22); <text:s text:c="6"/>//+22 </text:span></text:span></text:p>
      <text:p text:style-name="P78"><text:span text:style-name="Source_20_Text"><text:span text:style-name="T36">System.out.printf("%,f %n", 1234.56); <text:s/>//1,234.560000</text:span></text:span></text:p>
      <text:p text:style-name="P78"><text:span text:style-name="Source_20_Text"><text:span text:style-name="T36">System.out.printf("%(f %n", -1234.56); //(1234.560000)</text:span></text:span></text:p>
      <text:p text:style-name="P34"/>
      <text:p text:style-name="P1"><text:span text:style-name="Strong_20_Emphasis"><text:span text:style-name="T12">Trabalhando com números decimais, é possível usar:</text:span></text:span></text:p>
      <text:p text:style-name="P34"/>
      <text:p text:style-name="P1"><text:span text:style-name="Strong_20_Emphasis"><text:span text:style-name="T20">. - </text:span></text:span><text:span text:style-name="Strong_20_Emphasis"><text:span text:style-name="T12">serve para determinar a precisão do número. Logo após o ponto, deve vir a quantidade de casas decimais depois da vírgula:</text:span></text:span></text:p>
      <text:p text:style-name="P34"/>
      <text:p text:style-name="P78"><text:span text:style-name="Source_20_Text"><text:span text:style-name="T36">System.out.printf("[%.2f]%n", 22.5); //[22.50]</text:span></text:span></text:p>
      <text:p text:style-name="P34"/>
      <text:p text:style-name="P34"/>
      <text:p text:style-name="P43"/>
      <text:p text:style-name="P2"><text:span text:style-name="Strong_20_Emphasis"><text:span text:style-name="T23">2 </text:span></text:span><text:span text:style-name="Strong_20_Emphasis"><text:span text:style-name="T24">Desenvolver código que usa classes wrappers como Boolean, Double e Integer</text:span></text:span></text:p>
      <text:p text:style-name="P44"/>
      <text:p text:style-name="P2"><text:span text:style-name="Strong_20_Emphasis"><text:span text:style-name="T13">- os wrappers possuem 2 construtores: um que rece</text:span></text:span><text:span text:style-name="Strong_20_Emphasis"><text:span text:style-name="T14">b</text:span></text:span><text:span text:style-name="Strong_20_Emphasis"><text:span text:style-name="T13">e o valor primitivo direto, outro que recebe o valor primitivo como string (caso o string seja passado de forma errada, lança um NumberFormatException);</text:span></text:span></text:p>
      <text:p text:style-name="P35"/>
      <text:p text:style-name="P2"><text:span text:style-name="Strong_20_Emphasis"><text:span text:style-name="T13">- </text:span></text:span><text:span text:style-name="Strong_20_Emphasis"><text:span text:style-name="T21">já o Character</text:span></text:span><text:span text:style-name="Strong_20_Emphasis"><text:span text:style-name="T13"> só tem um construtor que recebe 1 caracter, não possuindo o construtor que recebe string (mais de um caracter). OBS: caracter deve ser passado com </text:span></text:span><text:span text:style-name="Strong_20_Emphasis"><text:span text:style-name="T21">aspas simples</text:span></text:span><text:span text:style-name="Strong_20_Emphasis"><text:span text:style-name="T13">;</text:span></text:span></text:p>
      <text:p text:style-name="P35"/>
      <text:p text:style-name="P2"><text:span text:style-name="Strong_20_Emphasis"><text:span text:style-name="T13">- wrapper de Boolean possui construtores que um recebe o primitivo direto (true ou false), e outro que recebe string como “true” ou “false”. Quando mandado string, o case não importa. Se for qualquer outra string, vira </text:span></text:span><text:span text:style-name="Strong_20_Emphasis"><text:span text:style-name="T21">false</text:span></text:span><text:span text:style-name="Strong_20_Emphasis"><text:span text:style-name="T13">. Espaços implicam para false;</text:span></text:span></text:p>
      <text:p text:style-name="P35"/>
      <text:p text:style-name="P35"/>
      <text:p text:style-name="P35"/>
      <text:p text:style-name="P3"><text:span text:style-name="Strong_20_Emphasis"><text:span text:style-name="T22">De wrapper para primitivo</text:span></text:span></text:p>
      <text:p text:style-name="P36"/>
      <text:p text:style-name="P40">long l = new Long(“123”); // wrapper</text:p>
      <text:p text:style-name="P40"/>
      <text:p text:style-name="P40">long l1 = l.longValue(); // converte o wrapper l para primitivo long</text:p>
      <text:p text:style-name="P40"/>
      <text:p text:style-name="P40">int I = l.intValue(); // converte o wrapper l para o primitivo int</text:p>
      <text:p text:style-name="P40"/>
      <text:p text:style-name="P40"/>
      <text:p text:style-name="P46">DICAS</text:p>
      <text:p text:style-name="P40"/>
      <text:p text:style-name="P40">- <text:span text:style-name="T30">todos wrappers tem o método estático parse;</text:span></text:p>
      <text:p text:style-name="P40"/>
      <text:p text:style-name="P40"/>
      <text:p text:style-name="P46">De string para primitivo</text:p>
      <text:p text:style-name="P46"/>
      <text:p text:style-name="P52">double d = Double.parseDouble(“123.4”); // assim para os demais tipos</text:p>
      <text:p text:style-name="P52"/>
      <text:p text:style-name="P46"><text:soft-page-break/>DICAS</text:p>
      <text:p text:style-name="P46"/>
      <text:p text:style-name="P52">- ao fazer o parse de números é possível indicar a base (hexa, octadecimal, etc):</text:p>
      <text:p text:style-name="P52"/>
      <text:p text:style-name="P52">int i1 = Integer.parseInt(“123123”);</text:p>
      <text:p text:style-name="P52">int i2 = Integer.parseInt(“10”, 10); // base decimal</text:p>
      <text:p text:style-name="P52">int i2 = Integer.parseInt(“10”, 16); // base hexadecimal</text:p>
      <text:p text:style-name="P52">int i2 = Integer.parseInt(“A”, 10); // não compila, A não existe na base decimal</text:p>
      <text:p text:style-name="P52">int i2 = Integer.parseInt(“A”, 16); // compila, A existe na base decimal</text:p>
      <text:p text:style-name="P52"/>
      <text:p text:style-name="P52">O mesmo para parse de Long e Short, <text:span text:style-name="T2">não para números de ponto flutuante</text:span>.</text:p>
      <text:p text:style-name="P52"/>
      <text:p text:style-name="P52"/>
      <text:p text:style-name="P52"/>
      <text:p text:style-name="P46">De String para wrapper</text:p>
      <text:p text:style-name="P46"/>
      <text:p text:style-name="P52">Double d = new Double(“23.7”);</text:p>
      <text:p text:style-name="P52">Double d2 = Double.valueOf(“23.7”);</text:p>
      <text:p text:style-name="P52"/>
      <text:p text:style-name="P52"/>
      <text:p text:style-name="P52"/>
      <text:p text:style-name="P46">De primitivo para String</text:p>
      <text:p text:style-name="P46"/>
      <text:p text:style-name="P52">String s = Double.toString(24.6);</text:p>
      <text:p text:style-name="P52">String s2 = Integer.toString(123, 10);</text:p>
      <text:p text:style-name="P52"/>
      <text:p text:style-name="P52"/>
      <text:p text:style-name="P52"/>
      <text:p text:style-name="P47">AutoBoxing</text:p>
      <text:p text:style-name="P47"/>
      <text:p text:style-name="P53"><text:tab/>Processo de realizar operações matemáticas em objetos do tipo wrapper.</text:p>
      <text:p text:style-name="P53"/>
      <text:p text:style-name="P33">// Java 1.4</text:p>
      <text:p text:style-name="P33">Integer intWrapper = Integer.valueOf(1);</text:p>
      <text:p text:style-name="P33">int intPrimitivo = intWrapper.intValue(); // desempacota</text:p>
      <text:p text:style-name="P33">intPrimitivo++; // realiza a operação</text:p>
      <text:p text:style-name="P33">intWrapper = Integer.valueOf(intPrimitivo); // empacota</text:p>
      <text:p text:style-name="P33"/>
      <text:p text:style-name="P8"/>
      <text:p text:style-name="P33">// Java 5</text:p>
      <text:p text:style-name="P33">// Autoboxing</text:p>
      <text:p text:style-name="P33">Integer intWrapper = new Integer.valueOf(1);</text:p>
      <text:p text:style-name="P33">intWrapper++;</text:p>
      <text:p text:style-name="P8"/>
      <text:p text:style-name="P8"/>
      <text:p text:style-name="P8"/>
      <text:p text:style-name="P8"/>
      <text:p text:style-name="P13">3 Crie e manipule <text:span text:style-name="T32">dados de calendários usando as classes do pacote java.time</text:span></text:p>
      <text:p text:style-name="P13"/>
      <text:p text:style-name="P7"><text:tab/><text:span text:style-name="T45">Para melhorar a utlização de datas e horas com as API's java.util.Date e java.util.Calendar, foi introduzida uma nova ao Java *: java.time.</text:span></text:p>
      <text:p text:style-name="P14"/>
      <text:p text:style-name="P15">DICAS</text:p>
      <text:p text:style-name="P15"/>
      <text:p text:style-name="P9">- classes que serão cobradas:</text:p>
      <text:p text:style-name="P9"/>
      <text:p text:style-name="P68"><text:span text:style-name="Source_20_Text"><text:span text:style-name="T34">LocalDate</text:span></text:span><text:span text:style-name="T15">: representa uma data sem hora no formato </text:span><text:span text:style-name="Source_20_Text"><text:span text:style-name="T34">yyyy-MM-dd</text:span></text:span><text:span text:style-name="T15"> (ano-mês-dia).</text:span></text:p>
      <text:p text:style-name="P68"><text:span text:style-name="Source_20_Text"><text:span text:style-name="T36">LocalTime</text:span></text:span><text:span text:style-name="T36">: representa uma hora no formato </text:span><text:span text:style-name="Source_20_Text"><text:span text:style-name="T36">hh:mm:ss.zzz</text:span></text:span><text:span text:style-name="T36"> (hora:minuto:segundo.milissegundo).</text:span></text:p>
      <text:p text:style-name="P68"><text:soft-page-break/><text:span text:style-name="Source_20_Text"><text:span text:style-name="T36">LocalDateTime</text:span></text:span><text:span text:style-name="T36">: representa uma data com hora no formato </text:span><text:span text:style-name="Source_20_Text"><text:span text:style-name="T36">yyyy-MM-dd-HH-mm-ss.zzz</text:span></text:span><text:span text:style-name="T36"> (ano-mês-dia-hora-minuto-segundo.milissegundo).</text:span></text:p>
      <text:p text:style-name="P68"><text:span text:style-name="Source_20_Text"><text:span text:style-name="T36">MonthDay</text:span></text:span><text:span text:style-name="T36">: representa um dia e mês, sem o ano.</text:span></text:p>
      <text:p text:style-name="P68"><text:span text:style-name="Source_20_Text"><text:span text:style-name="T36">YearMonth</text:span></text:span><text:span text:style-name="T36">: representa um mês e ano, sem o dia.</text:span></text:p>
      <text:p text:style-name="P68"><text:span text:style-name="Source_20_Text"><text:span text:style-name="T36">Period</text:span></text:span><text:span text:style-name="T36">: representa um período de tempo, em dia, mês e ano.</text:span></text:p>
      <text:p text:style-name="P68"><text:span text:style-name="Source_20_Text"><text:span text:style-name="T36">DateTimeFormatter</text:span></text:span><text:span text:style-name="T36">: classe que possui vários métodos para formatação.</text:span></text:p>
      <text:p text:style-name="P9"/>
      <text:p text:style-name="P10">- todas as classes desse pacote são imutáveis (após instanciadas, não podem ser alteradas);</text:p>
      <text:p text:style-name="P10"/>
      <text:p text:style-name="P10"/>
      <text:p text:style-name="P10"/>
      <text:p text:style-name="P16">Criando objetos de data</text:p>
      <text:p text:style-name="P16"/>
      <text:p text:style-name="P76"><text:span text:style-name="Source_20_Text">LocalTime currentTime = LocalTime.now(); // 09:05:03.244</text:span></text:p>
      <text:p text:style-name="Preformatted_20_Text"><text:span text:style-name="Source_20_Text"><text:span text:style-name="T36">LocalDate today = LocalDate.now(); // 2014-12-10</text:span></text:span></text:p>
      <text:p text:style-name="Preformatted_20_Text"><text:span text:style-name="Source_20_Text"><text:span text:style-name="T36">LocalDateTime now = LocalDateTime.now(); </text:span></text:span></text:p>
      <text:p text:style-name="P90"><text:span text:style-name="Source_20_Text"><text:span text:style-name="T36"><text:s text:c="24"/>// 2014-12-10-09-05-03.244</text:span></text:span></text:p>
      <text:p text:style-name="P10"/>
      <text:p text:style-name="P10">Escolhendo o fuso horário:</text:p>
      <text:p text:style-name="P10"/>
      <text:p text:style-name="P76"><text:span text:style-name="Source_20_Text">LocalTime time = LocalTime.now(ZoneId.of("America/Chicago")); </text:span></text:p>
      <text:p text:style-name="Preformatted_20_Text"><text:span text:style-name="Source_20_Text"><text:span text:style-name="T36">LocalDate date = LocalDate.now(ZoneId.of("America/Sao_Paulo"));</text:span></text:span></text:p>
      <text:p text:style-name="Preformatted_20_Text"><text:span text:style-name="Source_20_Text"><text:span text:style-name="T36">LocalDateTime dateTime = </text:span></text:span></text:p>
      <text:p text:style-name="P90"><text:span text:style-name="Source_20_Text"><text:span text:style-name="T36"><text:s text:c="4"/>LocalDateTime.now(ZoneId.of("America/Los_Angeles"));</text:span></text:span></text:p>
      <text:p text:style-name="P10"/>
      <text:p text:style-name="P10"><text:span text:style-name="T2">Caso queira representar uma data ou hora específica, usamos o método </text:span><text:span text:style-name="Source_20_Text"><text:span text:style-name="T2">of:</text:span></text:span></text:p>
      <text:p text:style-name="P10"/>
      <text:p text:style-name="P76"><text:span text:style-name="Source_20_Text">LocalTime noon = LocalTime.of(12, 0);</text:span></text:p>
      <text:p text:style-name="P10"/>
      <text:p text:style-name="P10"/>
      <text:p text:style-name="P10"/>
      <text:p text:style-name="P10">Para criar o natal de 2014 e de 2015:</text:p>
      <text:p text:style-name="P10"/>
      <text:p text:style-name="P76"><text:span text:style-name="Source_20_Text">LocalDate christmas2014 = LocalDate.of(2014, 12, 25);</text:span></text:p>
      <text:p text:style-name="P90"><text:span text:style-name="Source_20_Text"><text:span text:style-name="T36">LocalDate christmas2015 = LocalDate.of(2015, Month.DECEMBER, 25);</text:span></text:span></text:p>
      <text:p text:style-name="P10"/>
      <text:p text:style-name="P10"/>
      <text:p text:style-name="P10"><text:span text:style-name="Source_20_Text"><text:span text:style-name="T11">Um momento exato no tempo:</text:span></text:span></text:p>
      <text:p text:style-name="P10"/>
      <text:p text:style-name="P76"><text:span text:style-name="Source_20_Text">LocalDateTime someDate = </text:span></text:p>
      <text:p text:style-name="P90"><text:span text:style-name="Source_20_Text"><text:span text:style-name="T36"><text:s text:c="12"/>LocalDateTime.of(2017, Month.JANUARY, 25, 13, 45);</text:span></text:span></text:p>
      <text:p text:style-name="P10"/>
      <text:p text:style-name="P16">DICAS</text:p>
      <text:p text:style-name="P10"/>
      <text:p text:style-name="P70">- passar um valor inválido para qualquer um dos campos (mês 13, por exemplo) lançará um <text:span text:style-name="Source_20_Text">DateTimeException</text:span>.</text:p>
      <text:p text:style-name="P10"/>
      <text:p text:style-name="P10"/>
      <text:p text:style-name="P10"/>
      <text:p text:style-name="P10"/>
      <text:p text:style-name="P10"><text:soft-page-break/><text:span text:style-name="Source_20_Text"><text:span text:style-name="T26">Manipulando datas</text:span></text:span></text:p>
      <text:p text:style-name="P10"/>
      <text:p text:style-name="P10"><text:span text:style-name="Source_20_Text"><text:span text:style-name="T11">Métodos mais comuns para isto:</text:span></text:span></text:p>
      <text:p text:style-name="P10"/>
      <text:p text:style-name="P69"><text:span text:style-name="Source_20_Text"><text:span text:style-name="T35">get</text:span></text:span><text:span text:style-name="T16">: obtém o valor de algo</text:span></text:p>
      <text:p text:style-name="P69"><text:span text:style-name="Source_20_Text"><text:span text:style-name="T36">is</text:span></text:span><text:span text:style-name="T36">: verifica se algo é verdadeiro</text:span></text:p>
      <text:p text:style-name="P69"><text:span text:style-name="Source_20_Text"><text:span text:style-name="T36">with</text:span></text:span><text:span text:style-name="T36">: lembra um ::setter::, mas retorna um novo objeto com o valor alterado</text:span></text:p>
      <text:p text:style-name="P69"><text:span text:style-name="Source_20_Text"><text:span text:style-name="T36">plus</text:span></text:span><text:span text:style-name="T36">: soma alguma unidade ao objeto, retorna um novo objeto com o valor alterado</text:span></text:p>
      <text:p text:style-name="P69"><text:span text:style-name="Source_20_Text"><text:span text:style-name="T36">minus</text:span></text:span><text:span text:style-name="T36">: subtrai alguma unidade do objeto, retorna um novo objeto com o valor alterado</text:span></text:p>
      <text:p text:style-name="P69"><text:span text:style-name="Source_20_Text"><text:span text:style-name="T36">to</text:span></text:span><text:span text:style-name="T36">: converte um objeto de um tipo para outro</text:span></text:p>
      <text:p text:style-name="P69"><text:span text:style-name="Source_20_Text"><text:span text:style-name="T36">at</text:span></text:span><text:span text:style-name="T36">: combina um objeto com outro</text:span></text:p>
      <text:p text:style-name="P10"/>
      <text:p text:style-name="P10"/>
      <text:p text:style-name="P11"><text:span text:style-name="Source_20_Text"><text:span text:style-name="T27">Extraindo partes de uma data</text:span></text:span></text:p>
      <text:p text:style-name="P11"/>
      <text:p text:style-name="P11"><text:span text:style-name="Source_20_Text"><text:span text:style-name="T28">Usando os métodos precedidos por </text:span></text:span><text:span text:style-name="Source_20_Text"><text:span text:style-name="T27">get</text:span></text:span><text:span text:style-name="Source_20_Text"><text:span text:style-name="T28">:</text:span></text:span></text:p>
      <text:p text:style-name="P11"/>
      <text:p text:style-name="P77"><text:span text:style-name="Source_20_Text"><text:span text:style-name="T8">LocalDateTime now = LocalDateTime.of(2014,12,15,13,0);</text:span></text:span></text:p>
      <text:p text:style-name="Preformatted_20_Text"><text:span text:style-name="Source_20_Text"><text:span text:style-name="T7">System.out.println(now.getDayOfMonth()); // 15</text:span></text:span></text:p>
      <text:p text:style-name="Preformatted_20_Text"><text:span text:style-name="Source_20_Text"><text:span text:style-name="T7">System.out.println(now.getDayOfYear()); <text:s/>// 349</text:span></text:span></text:p>
      <text:p text:style-name="Preformatted_20_Text"><text:span text:style-name="Source_20_Text"><text:span text:style-name="T7">System.out.println(now.getHour()); <text:s text:c="6"/>// 13</text:span></text:span></text:p>
      <text:p text:style-name="Preformatted_20_Text"><text:span text:style-name="Source_20_Text"><text:span text:style-name="T7">System.out.println(now.getMinute()); <text:s text:c="4"/>// 0</text:span></text:span></text:p>
      <text:p text:style-name="Preformatted_20_Text"><text:span text:style-name="Source_20_Text"><text:span text:style-name="T7">System.out.println(now.getYear()); <text:s text:c="6"/>// 2014</text:span></text:span></text:p>
      <text:p text:style-name="Preformatted_20_Text"><text:span text:style-name="Source_20_Text"><text:span text:style-name="T7">System.out.println(now.getDayOfWeek()); <text:s/>// MONDAY</text:span></text:span></text:p>
      <text:p text:style-name="Preformatted_20_Text"><text:span text:style-name="Source_20_Text"><text:span text:style-name="T7">System.out.println(now.getMonthValue()); // 12</text:span></text:span></text:p>
      <text:p text:style-name="P90"><text:span text:style-name="Source_20_Text"><text:span text:style-name="T7">System.out.println(now.getMonth()); <text:s text:c="5"/>// DECEMBER</text:span></text:span></text:p>
      <text:p text:style-name="P11"/>
      <text:p text:style-name="P11"/>
      <text:p text:style-name="P4"><text:span text:style-name="Source_20_Text"><text:span text:style-name="T17">Usando os métodos </text:span></text:span><text:span text:style-name="Source_20_Text"><text:span text:style-name="T25">get</text:span></text:span><text:span text:style-name="Source_20_Text"><text:span text:style-name="T17">, </text:span></text:span><text:span text:style-name="Source_20_Text"><text:span text:style-name="T18">que </text:span></text:span><text:span text:style-name="T36">recebe</text:span><text:span text:style-name="T38">m</text:span><text:span text:style-name="T36"> como parâmetro uma implementação da interface </text:span><text:span text:style-name="Source_20_Text"><text:span text:style-name="T36">TemporalField</text:span></text:span><text:span text:style-name="T36">, geralmente </text:span><text:span text:style-name="Source_20_Text"><text:span text:style-name="T36">ChronoField</text:span></text:span><text:span text:style-name="T36">, e retorna um inteiro</text:span><text:span text:style-name="Source_20_Text"><text:span text:style-name="T17">:</text:span></text:span></text:p>
      <text:p text:style-name="P11"/>
      <text:p text:style-name="P77"><text:span text:style-name="Source_20_Text"><text:span text:style-name="T9">LocalDateTime now = LocalDateTime.of(2014,12,15,13,0);</text:span></text:span></text:p>
      <text:p text:style-name="Preformatted_20_Text"><text:span text:style-name="Source_20_Text"><text:span text:style-name="T10">// 15</text:span></text:span></text:p>
      <text:p text:style-name="Preformatted_20_Text"><text:span text:style-name="Source_20_Text"><text:span text:style-name="T10">System.out.println(now.get(ChronoField.DAY_OF_MONTH)); <text:s/></text:span></text:span></text:p>
      <text:p text:style-name="Preformatted_20_Text"><text:span text:style-name="Source_20_Text"><text:span text:style-name="T10">// 349 </text:span></text:span></text:p>
      <text:p text:style-name="Preformatted_20_Text"><text:span text:style-name="Source_20_Text"><text:span text:style-name="T10">System.out.println(now.get(ChronoField.DAY_OF_YEAR));</text:span></text:span></text:p>
      <text:p text:style-name="Preformatted_20_Text"><text:span text:style-name="Source_20_Text"><text:span text:style-name="T10">// 13 <text:s text:c="3"/></text:span></text:span></text:p>
      <text:p text:style-name="Preformatted_20_Text"><text:span text:style-name="Source_20_Text"><text:span text:style-name="T10">System.out.println(now.get(ChronoField.HOUR_OF_DAY)); <text:s/></text:span></text:span></text:p>
      <text:p text:style-name="Preformatted_20_Text"><text:span text:style-name="Source_20_Text"><text:span text:style-name="T10">// 0 <text:s/></text:span></text:span></text:p>
      <text:p text:style-name="Preformatted_20_Text"><text:span text:style-name="Source_20_Text"><text:span text:style-name="T10">System.out.println(now.get(ChronoField.MINUTE_OF_HOUR));</text:span></text:span></text:p>
      <text:p text:style-name="Preformatted_20_Text"><text:span text:style-name="Source_20_Text"><text:span text:style-name="T10">// 2014</text:span></text:span></text:p>
      <text:p text:style-name="P90"><text:span text:style-name="Source_20_Text"><text:span text:style-name="T10">System.out.println(now.get(ChronoField.YEAR));</text:span></text:span></text:p>
      <text:p text:style-name="P12"/>
      <text:p text:style-name="P12"/>
      <text:p text:style-name="P4"><text:span text:style-name="Source_20_Text"><text:span text:style-name="T18">Nem todas as classes possuem todos os métodos. Por exemplo, objetos do tipo </text:span></text:span><text:span text:style-name="Source_20_Text"><text:span text:style-name="T36">LocalDate</text:span></text:span><text:span text:style-name="T36"> não possuem a parte de horas, logo não há métodos como </text:span><text:span text:style-name="Source_20_Text"><text:span text:style-name="T36">getHour</text:span></text:span><text:span text:style-name="T36">. É necessário ficar atento ao tipo do objeto e a qual método está sendo chamado:</text:span></text:p>
      <text:p text:style-name="P37"/>
      <text:p text:style-name="P79"><text:span text:style-name="Source_20_Text"><text:span text:style-name="T36">LocalDate d = LocalDate.now();</text:span></text:span></text:p>
      <text:p text:style-name="P90"><text:span text:style-name="Source_20_Text"><text:span text:style-name="T36">d.getHour(); //compile error, method not found.</text:span></text:span></text:p>
      <text:p text:style-name="P37"/>
      <text:p text:style-name="P37"/>
      <text:h text:style-name="P93" text:outline-level="3"><text:soft-page-break/>Comparações entre datas</text:h>
      <text:p text:style-name="Text_20_body"><text:span text:style-name="T36">Usamos os métodos que começam com </text:span><text:span text:style-name="Source_20_Text"><text:span text:style-name="T36">is</text:span></text:span><text:span text:style-name="T36"> para realizar comparações entre as datas:</text:span></text:p>
      <text:p text:style-name="P79"><text:span text:style-name="Source_20_Text"><text:span text:style-name="T36">MonthDay day1 = MonthDay.of(1, 1); //01/jan</text:span></text:span></text:p>
      <text:p text:style-name="Preformatted_20_Text"><text:span text:style-name="Source_20_Text"><text:span text:style-name="T36">MonthDay day2 = MonthDay.of(1, 2); //02/jan</text:span></text:span></text:p>
      <text:p text:style-name="P89"/>
      <text:p text:style-name="Preformatted_20_Text"><text:span text:style-name="Source_20_Text"><text:span text:style-name="T36">System.out.println(day1.isAfter(day2)); //false</text:span></text:span></text:p>
      <text:p text:style-name="P90"><text:span text:style-name="Source_20_Text"><text:span text:style-name="T36">System.out.println(day1.isBefore(day2)); //true</text:span></text:span></text:p>
      <text:p text:style-name="P37"/>
      <text:p text:style-name="P37"/>
      <text:p text:style-name="P37"/>
      <text:p text:style-name="P41">Também existem métodos para indicar se alguma porção de data é suportada:</text:p>
      <text:p text:style-name="P41"/>
      <text:p text:style-name="P82"><text:span text:style-name="Source_20_Text"><text:span text:style-name="T36">LocalDate aprilFools = LocalDate.of(2015, 4, 1);</text:span></text:span></text:p>
      <text:p text:style-name="Preformatted_20_Text"><text:span text:style-name="Source_20_Text"><text:span text:style-name="T36">LocalDate foolsDay = LocalDate.of(2015, 4, 1);</text:span></text:span></text:p>
      <text:p text:style-name="Preformatted_20_Text"><text:span text:style-name="Source_20_Text"><text:span text:style-name="T36">// são equals?</text:span></text:span></text:p>
      <text:p text:style-name="Preformatted_20_Text"><text:span text:style-name="Source_20_Text"><text:span text:style-name="T36">System.out.println(aprilFools.isEqual(foolsDay)); //true</text:span></text:span></text:p>
      <text:p text:style-name="Preformatted_20_Text"><text:span text:style-name="Source_20_Text"><text:span text:style-name="T36">// este objeto suporta dias?</text:span></text:span></text:p>
      <text:p text:style-name="Preformatted_20_Text"><text:span text:style-name="Source_20_Text"><text:span text:style-name="T36">System.out.println(aprilFools.isSupported(</text:span></text:span></text:p>
      <text:p text:style-name="Preformatted_20_Text"><text:span text:style-name="Source_20_Text"><text:span text:style-name="T36"><text:s text:c="4"/>ChronoField.DAY_OF_MONTH)); //true</text:span></text:span></text:p>
      <text:p text:style-name="Preformatted_20_Text"><text:span text:style-name="Source_20_Text"><text:span text:style-name="T36">// este objeto suporta horas?</text:span></text:span></text:p>
      <text:p text:style-name="Preformatted_20_Text"><text:span text:style-name="Source_20_Text"><text:span text:style-name="T36">System.out.println(aprilFools.isSupported(</text:span></text:span></text:p>
      <text:p text:style-name="P90"><text:span text:style-name="Source_20_Text"><text:span text:style-name="T36"><text:s text:c="4"/>ChronoField.HOUR_OF_DAY)); //false</text:span></text:span></text:p>
      <text:p text:style-name="P41"/>
      <text:h text:style-name="P94" text:outline-level="3">Alterando as datas</text:h>
      <text:p text:style-name="P41"/>
      <text:p text:style-name="P4"><text:span text:style-name="T38">Mesmo imutáveis, </text:span><text:span text:style-name="T36">existem alguns </text:span><text:span text:style-name="T38">objetos </text:span><text:span text:style-name="T36">que podem ser utilizados para obter versões modificadas destes objetos. Vamos começar com o método </text:span><text:span text:style-name="Source_20_Text"><text:span text:style-name="T36">with</text:span></text:span><text:span text:style-name="T36">, que é como um ::setter::, mas retornando um novo objeto em vez de alterar o valor do objeto atual:</text:span></text:p>
      <text:p text:style-name="P37"/>
      <text:p text:style-name="P79"><text:span text:style-name="Source_20_Text"><text:span text:style-name="T36">LocalDate d = LocalDate.of(2015, 4, 1); //2014-04-01</text:span></text:span></text:p>
      <text:p text:style-name="P89"/>
      <text:p text:style-name="Preformatted_20_Text"><text:span text:style-name="Source_20_Text"><text:span text:style-name="T36">d = d.withDayOfMonth(15).withMonth(3); //chaining</text:span></text:span></text:p>
      <text:p text:style-name="P90"><text:span text:style-name="Source_20_Text"><text:span text:style-name="T36">System.out.println(d); //2015-03-15</text:span></text:span></text:p>
      <text:p text:style-name="P51">DICA – cada método retorna um novo objeto.</text:p>
      <text:p text:style-name="P41"/>
      <text:p text:style-name="P54"/>
      <text:p text:style-name="P54"/>
      <text:p text:style-name="P4"><text:span text:style-name="T43">Incrementando ou decrementando com </text:span><text:span text:style-name="Source_20_Text"><text:span text:style-name="T36">plus</text:span></text:span><text:span text:style-name="T36"> e </text:span><text:span text:style-name="Source_20_Text"><text:span text:style-name="T36">minus</text:span></text:span><text:span text:style-name="T36">:</text:span></text:p>
      <text:p text:style-name="P37"/>
      <text:p text:style-name="P79"><text:span text:style-name="Source_20_Text"><text:span text:style-name="T36">LocalDate d = LocalDate.of(2013, 9, 7);</text:span></text:span></text:p>
      <text:p text:style-name="Preformatted_20_Text"><text:span text:style-name="Source_20_Text"><text:span text:style-name="T36">d = d.plusDays(1).plusMonths(3).minusYears(2);</text:span></text:span></text:p>
      <text:p text:style-name="P90"><text:span text:style-name="Source_20_Text"><text:span text:style-name="T36">System.out.println(d); // 2011-12-08</text:span></text:span></text:p>
      <text:p text:style-name="P37"/>
      <text:p text:style-name="P37"/>
      <text:h text:style-name="P93" text:outline-level="3">A classe MonthYear</text:h>
      <text:p text:style-name="P60"/>
      <text:p text:style-name="P61">DICAS – <text:span text:style-name="T46">não possui </text:span>plus<text:span text:style-name="T46"> e </text:span>minus<text:span text:style-name="T46">, nem </text:span>isSupp<text:span text:style-name="T53">o</text:span>rted<text:span text:style-name="T46"> que receba </text:span>ChronoUnit<text:span text:style-name="T46">.</text:span></text:p>
      <text:p text:style-name="P61"/>
      <text:p text:style-name="P61"/>
      <text:p text:style-name="P61"/>
      <text:p text:style-name="P61"/>
      <text:p text:style-name="P61"/>
      <text:h text:style-name="P95" text:outline-level="3"><text:soft-page-break/>Convertendo entre os diversos tipos de datas</text:h>
      <text:p text:style-name="P62"/>
      <text:p text:style-name="P62"><text:tab/>LocalDateTime <text:span text:style-name="T46">possui métodos que retornam objetos do tipo</text:span> LocalDate <text:span text:style-name="T46">e</text:span> LocalTime:</text:p>
      <text:p text:style-name="P61"/>
      <text:p text:style-name="P83"><text:span text:style-name="Source_20_Text"><text:span text:style-name="T42">LocalDateTime now = LocalDateTime.now();</text:span></text:span></text:p>
      <text:p text:style-name="Preformatted_20_Text"><text:span text:style-name="Source_20_Text"><text:span text:style-name="T36">LocalDate dateNow = now.toLocalDate(); // de DateTime para Date</text:span></text:span></text:p>
      <text:p text:style-name="P90"><text:span text:style-name="Source_20_Text"><text:span text:style-name="T36">LocalTime timeNow = now.toLocalTime(); // de DateTime para Time</text:span></text:span></text:p>
      <text:p text:style-name="P61"/>
      <text:p text:style-name="P65">Também é possivel combinar alguns objetos e criar novos objetos:</text:p>
      <text:p text:style-name="P63"/>
      <text:p text:style-name="P84"><text:span text:style-name="Source_20_Text"><text:span text:style-name="T42">LocalDateTime now = LocalDateTime.now();</text:span></text:span></text:p>
      <text:p text:style-name="Preformatted_20_Text"><text:span text:style-name="Source_20_Text"><text:span text:style-name="T36">LocalDate dateNow = now.toLocalDate(); // de DateTime para Date</text:span></text:span></text:p>
      <text:p text:style-name="Preformatted_20_Text"><text:span text:style-name="Source_20_Text"><text:span text:style-name="T36">LocalTime timeNow = now.toLocalTime(); // de DateTime para Time</text:span></text:span></text:p>
      <text:p text:style-name="P89"/>
      <text:p text:style-name="Preformatted_20_Text"><text:span text:style-name="Source_20_Text"><text:span text:style-name="T36">// de Date para DateTime</text:span></text:span></text:p>
      <text:p text:style-name="Preformatted_20_Text"><text:span text:style-name="Source_20_Text"><text:span text:style-name="T36">LocalDateTime nowAtTime1 = dateNow.atTime(timeNow); </text:span></text:span></text:p>
      <text:p text:style-name="Preformatted_20_Text"><text:span text:style-name="Source_20_Text"><text:span text:style-name="T36">// de Time para DateTime</text:span></text:span></text:p>
      <text:p text:style-name="P90"><text:span text:style-name="Source_20_Text"><text:span text:style-name="T36">LocalDateTime nowAtTime2 = timeNow.atDate(dateNow);</text:span></text:span></text:p>
      <text:p text:style-name="P63"/>
      <text:p text:style-name="P63"/>
      <text:p text:style-name="P63"/>
      <text:h text:style-name="P96" text:outline-level="3">Trabalhando com a API legada</text:h>
      <text:p text:style-name="P63"/>
      <text:p text:style-name="P63"/>
      <text:p text:style-name="P58"><text:span text:style-name="T42">O exemplo a seguir converte uma </text:span><text:span text:style-name="Source_20_Text"><text:span text:style-name="T36">java.util.Date</text:span></text:span><text:span text:style-name="T42"> em </text:span><text:span text:style-name="Source_20_Text"><text:span text:style-name="T36">LocalDateTime</text:span></text:span><text:span text:style-name="T42"> usando a timezone padrão do sistema:</text:span></text:p>
      <text:p text:style-name="P63"/>
      <text:p text:style-name="P84"><text:span text:style-name="Source_20_Text"><text:span text:style-name="T42">Date d = new Date();</text:span></text:span></text:p>
      <text:p text:style-name="Preformatted_20_Text"><text:span text:style-name="Source_20_Text"><text:span text:style-name="T36">Instant i = d.toInstant();</text:span></text:span></text:p>
      <text:p text:style-name="Preformatted_20_Text"><text:span text:style-name="Source_20_Text"><text:span text:style-name="T36">LocalDateTime ldt1 = </text:span></text:span></text:p>
      <text:p text:style-name="P90"><text:span text:style-name="Source_20_Text"><text:span text:style-name="T36">LocalDateTime.ofInstant(i, ZoneId.systemDefault());</text:span></text:span></text:p>
      <text:p text:style-name="P63"/>
      <text:p text:style-name="P58"><text:span text:style-name="Source_20_Text"><text:span text:style-name="T36">Calendar</text:span></text:span><text:span text:style-name="T36"> </text:span><text:span text:style-name="T42">para </text:span><text:span text:style-name="T36">LocalDateTime:</text:span></text:p>
      <text:p text:style-name="P63"/>
      <text:p text:style-name="P85"><text:span text:style-name="Source_20_Text"><text:span text:style-name="T36">Calendar c = Calendar.getInstance();</text:span></text:span></text:p>
      <text:p text:style-name="Preformatted_20_Text"><text:span text:style-name="Source_20_Text"><text:span text:style-name="T36">Instant i = c.toInstant();</text:span></text:span></text:p>
      <text:p text:style-name="Preformatted_20_Text"><text:span text:style-name="Source_20_Text"><text:span text:style-name="T36">LocalDateTime ldt2 = LocalDateTime.ofInstant(i, </text:span></text:span></text:p>
      <text:p text:style-name="P90"><text:span text:style-name="Source_20_Text"><text:span text:style-name="T36"><text:s text:c="40"/>ZoneId.systemDefault());</text:span></text:span></text:p>
      <text:p text:style-name="P65"/>
      <text:p text:style-name="P59"><text:span text:style-name="T36">Para fazer a conversão usamos como intermediário a classe </text:span><text:span text:style-name="Source_20_Text"><text:span text:style-name="T36">Instant</text:span></text:span><text:span text:style-name="T36">, que representa o número de milissegundos desde </text:span><text:span text:style-name="Source_20_Text"><text:span text:style-name="T36">01/01/1970</text:span></text:span><text:span text:style-name="T36">. Também podemos usar essa classe para fazer o caminho de volta:</text:span></text:p>
      <text:p text:style-name="P65"/>
      <text:p text:style-name="P86"/>
      <text:p text:style-name="Preformatted_20_Text"><text:span text:style-name="Source_20_Text"><text:span text:style-name="T36">Date d = new Date();</text:span></text:span></text:p>
      <text:p text:style-name="Preformatted_20_Text"><text:span text:style-name="Source_20_Text"><text:span text:style-name="T36">Instant i = d.toInstant();</text:span></text:span></text:p>
      <text:p text:style-name="Preformatted_20_Text"><text:span text:style-name="Source_20_Text"><text:span text:style-name="T36">LocalDateTime ldt1 = </text:span></text:span></text:p>
      <text:p text:style-name="Preformatted_20_Text"><text:span text:style-name="Source_20_Text"><text:span text:style-name="T36"><text:s text:c="4"/>LocalDateTime.ofInstant(i, ZoneId.systemDefault());</text:span></text:span></text:p>
      <text:p text:style-name="P89"/>
      <text:p text:style-name="Preformatted_20_Text"><text:span text:style-name="Source_20_Text"><text:span text:style-name="T36">Instant instant = ldt1.toInstant(ZoneOffset.UTC);</text:span></text:span></text:p>
      <text:p text:style-name="P90"><text:span text:style-name="Source_20_Text"><text:span text:style-name="T36">Date date = Date.from(instant);</text:span></text:span></text:p>
      <text:p text:style-name="P65"/>
      <text:p text:style-name="P65"/>
      <text:p text:style-name="P65"/>
      <text:p text:style-name="P65"/>
      <text:p text:style-name="P65"/>
      <text:h text:style-name="P96" text:outline-level="3"><text:soft-page-break/>Cálculos de intervalo de tempo com datas</text:h>
      <text:p text:style-name="P63"/>
      <text:p text:style-name="P65"><text:tab/>Para tal podemos usar as classes <text:span text:style-name="T2">Duration</text:span>, <text:span text:style-name="T2">Period</text:span> e o método <text:span text:style-name="T2">between</text:span> da classe <text:span text:style-name="T2">ChronoUnit</text:span>:</text:p>
      <text:p text:style-name="P65"/>
      <text:p text:style-name="P65"/>
      <text:p text:style-name="P59"><text:span text:style-name="Source_20_Text"><text:span text:style-name="T36">Duration</text:span></text:span><text:span text:style-name="T36"> é a classe de mais baixo nível, usada para manipular objetos do tipo </text:span><text:span text:style-name="Source_20_Text"><text:span text:style-name="T36">Instant.</text:span></text:span></text:p>
      <text:p text:style-name="P65"/>
      <text:p text:style-name="P85"><text:span text:style-name="Source_20_Text"><text:span text:style-name="T36">Instant now = Instant.now(); // agora</text:span></text:span></text:p>
      <text:p text:style-name="Preformatted_20_Text"><text:span text:style-name="Source_20_Text"><text:span text:style-name="T36">Duration tenSeconds = Duration.ofSeconds(10); // 10 segundos</text:span></text:span></text:p>
      <text:p text:style-name="P90"><text:span text:style-name="Source_20_Text"><text:span text:style-name="T36">Instant t = now.plus(tenSeconds); // agora mais 10 segundos</text:span></text:span></text:p>
      <text:p text:style-name="P65"/>
      <text:p text:style-name="P65">Como pegar o intervalo em segundos entre dois instantes:</text:p>
      <text:p text:style-name="P65"/>
      <text:p text:style-name="P85"><text:span text:style-name="Source_20_Text"><text:span text:style-name="T36">Instant t1 = Instant.EPOCH; // 01/01/1970 00:00:00</text:span></text:span></text:p>
      <text:p text:style-name="Preformatted_20_Text"><text:span text:style-name="Source_20_Text"><text:span text:style-name="T36">Instant t2 = Instant.now();</text:span></text:span></text:p>
      <text:p text:style-name="P90"><text:span text:style-name="Source_20_Text"><text:span text:style-name="T36">long secondsSinceEpoch = Duration.between(t1, t2).getSeconds();</text:span></text:span></text:p>
      <text:p text:style-name="P5"><text:span text:style-name="T47">DICA </text:span><text:span text:style-name="T48">- </text:span><text:span text:style-name="Source_20_Text"><text:span text:style-name="T36">Duration</text:span></text:span><text:span text:style-name="T36"> só tem a opção de </text:span><text:span text:style-name="Source_20_Text"><text:span text:style-name="T36">getSeconds</text:span></text:span><text:span text:style-name="T36">; não existem métodos do tipo </text:span><text:span text:style-name="Source_20_Text"><text:span text:style-name="T36">getDays</text:span></text:span><text:span text:style-name="T36"> etc.</text:span></text:p>
      <text:p text:style-name="P38"/>
      <text:p text:style-name="P38"/>
      <text:p text:style-name="P38"/>
      <text:p text:style-name="P5"><text:span text:style-name="Source_20_Text"><text:span text:style-name="T36">ChronoUnit</text:span></text:span><text:span text:style-name="T36"> é uma das classes mais versáteis:</text:span></text:p>
      <text:p text:style-name="P38"/>
      <text:p text:style-name="P80"><text:span text:style-name="Source_20_Text"><text:span text:style-name="T36">LocalDate birthday = LocalDate.of(1983, 7, 22);</text:span></text:span></text:p>
      <text:p text:style-name="Preformatted_20_Text"><text:span text:style-name="Source_20_Text"><text:span text:style-name="T36">LocalDate base = LocalDate.of(2014, 12, 25);</text:span></text:span></text:p>
      <text:p text:style-name="P89"/>
      <text:p text:style-name="Preformatted_20_Text"><text:span text:style-name="Source_20_Text"><text:span text:style-name="T36">// 31 anos no total</text:span></text:span></text:p>
      <text:p text:style-name="Preformatted_20_Text"><text:span text:style-name="Source_20_Text"><text:span text:style-name="T36">System.out.println(ChronoUnit.YEARS.between(birthday, base)); </text:span></text:span></text:p>
      <text:p text:style-name="Preformatted_20_Text"><text:span text:style-name="Source_20_Text"><text:span text:style-name="T36">// 377 meses no total</text:span></text:span></text:p>
      <text:p text:style-name="Preformatted_20_Text"><text:span text:style-name="Source_20_Text"><text:span text:style-name="T36">System.out.println(ChronoUnit.MONTHS.between(birthday, base)); </text:span></text:span></text:p>
      <text:p text:style-name="Preformatted_20_Text"><text:span text:style-name="Source_20_Text"><text:span text:style-name="T36">// 11479 dias no total</text:span></text:span></text:p>
      <text:p text:style-name="P91"><text:span text:style-name="Source_20_Text"><text:span text:style-name="T36">System.out.println(ChronoUnit.DAYS.between(birthday, base));</text:span></text:span></text:p>
      <text:p text:style-name="P38"/>
      <text:p text:style-name="P38"/>
      <text:p text:style-name="P5"><text:span text:style-name="T36">Já a classe </text:span><text:span text:style-name="Source_20_Text"><text:span text:style-name="T36">Period</text:span></text:span><text:span text:style-name="T36"> pode ser usada para fazer cálculos de intervalos, quebrando as unidades de tempo do maior para o menor.</text:span></text:p>
      <text:p text:style-name="P38"/>
      <text:p text:style-name="P80"><text:span text:style-name="Source_20_Text"><text:span text:style-name="T36">LocalDate birthday = LocalDate.of(1983, 7, 22);</text:span></text:span></text:p>
      <text:p text:style-name="Preformatted_20_Text"><text:span text:style-name="Source_20_Text"><text:span text:style-name="T36">LocalDate base = LocalDate.of(2014, 12, 25);</text:span></text:span></text:p>
      <text:p text:style-name="P89"/>
      <text:p text:style-name="Preformatted_20_Text"><text:span text:style-name="Source_20_Text"><text:span text:style-name="T36">Period lifeTime = Period.between(birthday, base);</text:span></text:span></text:p>
      <text:p text:style-name="P89"/>
      <text:p text:style-name="Preformatted_20_Text"><text:span text:style-name="Source_20_Text"><text:span text:style-name="T36">System.out.println(lifeTime.getYears()); // 31 anos</text:span></text:span></text:p>
      <text:p text:style-name="Preformatted_20_Text"><text:span text:style-name="Source_20_Text"><text:span text:style-name="T36">System.out.println(lifeTime.getMonths()); // 5 meses</text:span></text:span></text:p>
      <text:p text:style-name="P90"><text:span text:style-name="Source_20_Text"><text:span text:style-name="T36">System.out.println(lifeTime.getDays()); // 3 dias</text:span></text:span></text:p>
      <text:p text:style-name="P38"/>
      <text:p text:style-name="P38"/>
      <text:p text:style-name="P38"/>
      <text:h text:style-name="P97" text:outline-level="3">Formatando e convertendo em texto</text:h>
      <text:p text:style-name="P64"/>
      <text:p text:style-name="P66"><text:span text:style-name="T44">U</text:span><text:span text:style-name="T42">samos a classe </text:span><text:span text:style-name="Source_20_Text"><text:span text:style-name="T36">DateTimeFormatter</text:span></text:span><text:span text:style-name="T36">, </text:span><text:span text:style-name="T42">do pacote </text:span><text:span text:style-name="Source_20_Text"><text:span text:style-name="T36">java.time.format</text:span></text:span><text:span text:style-name="Source_20_Text"><text:span text:style-name="T42">.</text:span></text:span></text:p>
      <text:p text:style-name="P45"/>
      <text:p text:style-name="P87"><text:span text:style-name="Source_20_Text"><text:span text:style-name="T36">LocalDate birthday = LocalDate.of(1983, 7, 22);</text:span></text:span></text:p>
      <text:p text:style-name="Preformatted_20_Text"><text:span text:style-name="Source_20_Text"><text:span text:style-name="T36">DateTimeFormatter formatter = </text:span></text:span></text:p>
      <text:p text:style-name="Preformatted_20_Text"><text:span text:style-name="Source_20_Text"><text:span text:style-name="T36"><text:s text:c="4"/>DateTimeFormatter.ofPattern("yyyy MM dd");</text:span></text:span></text:p>
      <text:p text:style-name="P90"><text:span text:style-name="Source_20_Text"><text:span text:style-name="T36">System.out.println(formatter.format(birthday)); // 1983 07 22</text:span></text:span></text:p>
      <text:p text:style-name="P66"><text:soft-page-break/><text:span text:style-name="Source_20_Text"><text:span text:style-name="T29">E também com o método</text:span></text:span><text:span text:style-name="Source_20_Text"><text:span text:style-name="T44"> </text:span></text:span><text:span text:style-name="Source_20_Text"><text:span text:style-name="T39">format</text:span></text:span><text:span text:style-name="Source_20_Text"><text:span text:style-name="T44">:</text:span></text:span></text:p>
      <text:p text:style-name="P45"/>
      <text:p text:style-name="P87"><text:span text:style-name="Source_20_Text"><text:span text:style-name="T42">LocalDate birthday = LocalDate.of(1983, 7, 22);</text:span></text:span></text:p>
      <text:p text:style-name="Preformatted_20_Text"><text:span text:style-name="Source_20_Text"><text:span text:style-name="T36">DateTimeFormatter formatter =</text:span></text:span></text:p>
      <text:p text:style-name="Preformatted_20_Text"><text:span text:style-name="Source_20_Text"><text:span text:style-name="T36"><text:s text:c="4"/>DateTimeFormatter.ofPattern("yyyy MM dd");</text:span></text:span></text:p>
      <text:p text:style-name="P90"><text:span text:style-name="Source_20_Text"><text:span text:style-name="T36">System.out.println(birthday.format(formatter)); // 1983 07 22</text:span></text:span></text:p>
      <text:p text:style-name="P92"/>
      <text:p text:style-name="P48">De texto para data:</text:p>
      <text:p text:style-name="P42"/>
      <text:p text:style-name="P88"><text:span text:style-name="Source_20_Text"><text:span text:style-name="T36">DateTimeFormatter formatter = </text:span></text:span></text:p>
      <text:p text:style-name="Preformatted_20_Text"><text:span text:style-name="Source_20_Text"><text:span text:style-name="T36"><text:s text:c="4"/>DateTimeFormatter.ofPattern("dd/MM/yyyy");</text:span></text:span></text:p>
      <text:p text:style-name="Preformatted_20_Text"><text:span text:style-name="Source_20_Text"><text:span text:style-name="T36">LocalDate d = LocalDate.parse("23/04/1986",formatter);</text:span></text:span></text:p>
      <text:p text:style-name="P90"><text:span text:style-name="Source_20_Text"><text:span text:style-name="T36">System.out.println(formatter.format(d)); // 23/04/1986</text:span></text:span></text:p>
      <text:p text:style-name="P42"/>
      <text:p text:style-name="P42">DICA – caso haja algum caractere ou uma data inválida, será lançada uma <text:span text:style-name="T2">DateTimeParseException</text:span><text:span text:style-name="T46">.</text:span></text:p>
      <text:p text:style-name="P42"/>
      <text:p text:style-name="P42"/>
      <text:p text:style-name="P42"/>
      <text:p text:style-name="P49">DICAS GERAIS</text:p>
      <text:p text:style-name="P49"/>
      <text:p text:style-name="P55">- a formatação default das unidades de tempo, é da maior unidade de tempo para a menor unidade de tempo (ano-mes-dia, hora-minuto-segundo-milisegundo);</text:p>
      <text:p text:style-name="P55">- <text:span text:style-name="T4">MonthDay.isSupported </text:span><text:span text:style-name="T49">não aceita parâmetros do tipo </text:span><text:span text:style-name="T4">ChronoUnit</text:span><text:span text:style-name="T49">, somente </text:span><text:span text:style-name="T4">ChronoField</text:span><text:span text:style-name="T49">;</text:span></text:p>
      <text:p text:style-name="P55">- <text:span text:style-name="T52">a API de datas nova não precisa de instâncias de suas classes, pois são estáticas;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26">4 Escreva uma expressão Lambda simples que consuma uma expressão Lamba Predicate</text:p>
      <text:p text:style-name="P24"/>
      <text:p text:style-name="P39"><text:span text:style-name="T33"><text:tab/></text:span>Imagine que você precise escrever um método que recebe como parâmetros uma lista e um critério de busca, e retorna outra lista com os elementos que atendem ao critério. Poderíamos implementar este código da seguinte maneira:</text:p>
      <text:p text:style-name="P39"/>
      <text:p text:style-name="P81"><text:span text:style-name="Source_20_Text"><text:span text:style-name="T36">class Person {</text:span></text:span></text:p>
      <text:p text:style-name="Preformatted_20_Text"><text:span text:style-name="Source_20_Text"><text:span text:style-name="T36"><text:s text:c="4"/>private String name;</text:span></text:span></text:p>
      <text:p text:style-name="Preformatted_20_Text"><text:span text:style-name="Source_20_Text"><text:span text:style-name="T36"><text:s text:c="4"/>private int age;</text:span></text:span></text:p>
      <text:p text:style-name="Preformatted_20_Text"><text:span text:style-name="Source_20_Text"><text:span text:style-name="T36"><text:s text:c="4"/>//...</text:span></text:span></text:p>
      <text:p text:style-name="Preformatted_20_Text"><text:span text:style-name="Source_20_Text"><text:span text:style-name="T36">}</text:span></text:span></text:p>
      <text:p text:style-name="P89"/>
      <text:p text:style-name="Preformatted_20_Text"><text:span text:style-name="Source_20_Text"><text:span text:style-name="T36">interface Matcher&lt;T&gt;{</text:span></text:span></text:p>
      <text:p text:style-name="Preformatted_20_Text"><text:span text:style-name="Source_20_Text"><text:span text:style-name="T36"><text:s text:c="4"/>boolean test(T t);</text:span></text:span></text:p>
      <text:p text:style-name="Preformatted_20_Text"><text:span text:style-name="Source_20_Text"><text:span text:style-name="T36">}</text:span></text:span></text:p>
      <text:p text:style-name="P89"/>
      <text:p text:style-name="Preformatted_20_Text"><text:span text:style-name="Source_20_Text"><text:span text:style-name="T36">class PersonFilter{</text:span></text:span></text:p>
      <text:p text:style-name="P89"/>
      <text:p text:style-name="Preformatted_20_Text"><text:span text:style-name="Source_20_Text"><text:span text:style-name="T36"><text:s text:c="4"/>public List&lt;Person&gt; filter(List&lt;Person&gt; input, </text:span></text:span></text:p>
      <text:p text:style-name="Preformatted_20_Text"><text:span text:style-name="Source_20_Text"><text:span text:style-name="T36"><text:s text:c="31"/>Matcher&lt;Person&gt; matcher){</text:span></text:span></text:p>
      <text:p text:style-name="Preformatted_20_Text"><text:span text:style-name="Source_20_Text"><text:span text:style-name="T36"><text:s text:c="8"/>List&lt;Person&gt; output = new ArrayList&lt;&gt;();</text:span></text:span></text:p>
      <text:p text:style-name="Preformatted_20_Text"><text:span text:style-name="Source_20_Text"><text:span text:style-name="T36"><text:s text:c="8"/>for (Person person : input) {</text:span></text:span></text:p>
      <text:p text:style-name="Preformatted_20_Text"><text:span text:style-name="Source_20_Text"><text:span text:style-name="T36"><text:s text:c="12"/>if(matcher.test(person)){</text:span></text:span></text:p>
      <text:p text:style-name="Preformatted_20_Text"><text:span text:style-name="Source_20_Text"><text:span text:style-name="T36"><text:s text:c="16"/>output.add(person);</text:span></text:span></text:p>
      <text:p text:style-name="Preformatted_20_Text"><text:span text:style-name="Source_20_Text"><text:span text:style-name="T36"><text:s text:c="12"/>}</text:span></text:span></text:p>
      <text:p text:style-name="Preformatted_20_Text"><text:span text:style-name="Source_20_Text"><text:span text:style-name="T36"><text:s text:c="8"/>} <text:s text:c="3"/></text:span></text:span></text:p>
      <text:p text:style-name="Preformatted_20_Text"><text:span text:style-name="Source_20_Text"><text:span text:style-name="T36"><text:s text:c="8"/>return output;</text:span></text:span></text:p>
      <text:p text:style-name="Preformatted_20_Text"><text:span text:style-name="Source_20_Text"><text:span text:style-name="T36"><text:s text:c="4"/>}</text:span></text:span></text:p>
      <text:p text:style-name="P90"><text:span text:style-name="Source_20_Text"><text:span text:style-name="T36">}</text:span></text:span></text:p>
      <text:p text:style-name="Text_20_body"><text:soft-page-break/><text:span text:style-name="T36">Ótimo, nossa base está montada. Agora, para filtrar de uma lista de pessoas apenas as maiores de idade, podemos implementar um </text:span><text:span text:style-name="Source_20_Text"><text:span text:style-name="T36">Matcher</text:span></text:span><text:span text:style-name="T36"> da seguinte maneira:</text:span></text:p>
      <text:p text:style-name="P89"/>
      <text:p text:style-name="Preformatted_20_Text"><text:span text:style-name="Source_20_Text"><text:span text:style-name="T36">class AgeOfMajority implements Matcher&lt;Person&gt;{</text:span></text:span></text:p>
      <text:p text:style-name="Preformatted_20_Text"><text:span text:style-name="Source_20_Text"><text:span text:style-name="T36"><text:s text:c="4"/>@Override</text:span></text:span></text:p>
      <text:p text:style-name="Preformatted_20_Text"><text:span text:style-name="Source_20_Text"><text:span text:style-name="T36"><text:s text:c="4"/>public boolean test(Person p) {</text:span></text:span></text:p>
      <text:p text:style-name="Preformatted_20_Text"><text:span text:style-name="Source_20_Text"><text:span text:style-name="T36"><text:s text:c="8"/>return p.getAge() &gt;= 18;</text:span></text:span></text:p>
      <text:p text:style-name="Preformatted_20_Text"><text:span text:style-name="Source_20_Text"><text:span text:style-name="T36"><text:s text:c="4"/>}</text:span></text:span></text:p>
      <text:p text:style-name="P90"><text:span text:style-name="Source_20_Text"><text:span text:style-name="T36">}</text:span></text:span></text:p>
      <text:p text:style-name="P71">E usar esta classe em nosso código:</text:p>
      <text:p text:style-name="P89"/>
      <text:p text:style-name="Preformatted_20_Text"><text:span text:style-name="Source_20_Text"><text:span text:style-name="T36">PersonFilter pf = new PersonFilter();</text:span></text:span></text:p>
      <text:p text:style-name="P90"><text:span text:style-name="Source_20_Text"><text:span text:style-name="T36">List&lt;Person&gt; adults = pf.filter(persons, new AgeOfMajority());</text:span></text:span></text:p>
      <text:p text:style-name="Text_20_body"><text:span text:style-name="T36">O problema dessa abordagem é que, sempre que quisermos um critério diferente, precisamos criar uma nova classe que implemente </text:span><text:span text:style-name="Source_20_Text"><text:span text:style-name="T36">Matcher</text:span></text:span><text:span text:style-name="T36">, mesmo se for para usar apenas uma vez. Podemos reduzir um pouco esse impacto usando classes anônimas, mas a legibilidade do código fica prejudicada:</text:span></text:p>
      <text:p text:style-name="P89"/>
      <text:p text:style-name="Preformatted_20_Text"><text:span text:style-name="Source_20_Text"><text:span text:style-name="T36">List&lt;Person&gt; adults = pf.filter(persons, new Matcher&lt;Person&gt;() {</text:span></text:span></text:p>
      <text:p text:style-name="Preformatted_20_Text"><text:span text:style-name="Source_20_Text"><text:span text:style-name="T36"><text:s text:c="4"/>@Override</text:span></text:span></text:p>
      <text:p text:style-name="Preformatted_20_Text"><text:span text:style-name="Source_20_Text"><text:span text:style-name="T36"><text:s text:c="4"/>public boolean test(Person p) {</text:span></text:span></text:p>
      <text:p text:style-name="Preformatted_20_Text"><text:span text:style-name="Source_20_Text"><text:span text:style-name="T36"><text:s text:c="8"/>return p.getAge() &gt;= 18;</text:span></text:span></text:p>
      <text:p text:style-name="Preformatted_20_Text"><text:span text:style-name="Source_20_Text"><text:span text:style-name="T36"><text:s text:c="4"/>}</text:span></text:span></text:p>
      <text:p text:style-name="P90"><text:span text:style-name="Source_20_Text"><text:span text:style-name="T36">});</text:span></text:span></text:p>
      <text:p text:style-name="P71">É para resolver este tipo de problema que existem os ::lambdas::. Um ::lambda:: é um trecho de código que pode ser passado como parâmetro para um método ou ser armazenado em uma variável para ser invocado posteriormente.</text:p>
      <text:p text:style-name="Text_20_body"><text:span text:style-name="T36">Para usar um ::lambda:: em Java, precisamos de uma </text:span><text:span text:style-name="Strong_20_Emphasis"><text:span text:style-name="T36">interface funcional</text:span></text:span><text:span text:style-name="T36">. Interfaces funcionais são interfaces normais, mas com apenas um método. Nossa interface </text:span><text:span text:style-name="Source_20_Text"><text:span text:style-name="T36">Matcher</text:span></text:span><text:span text:style-name="T36"> pode ser considerada funcional. É possível checar se uma interface é funcional usando a ::annotation:: </text:span><text:span text:style-name="Source_20_Text"><text:span text:style-name="T36">FunctionalInterface</text:span></text:span><text:span text:style-name="T36">, se não for funcional, o código não compila:</text:span></text:p>
      <text:p text:style-name="P89"/>
      <text:p text:style-name="Preformatted_20_Text"><text:span text:style-name="Source_20_Text"><text:span text:style-name="T36">@FunctionalInterface </text:span></text:span></text:p>
      <text:p text:style-name="Preformatted_20_Text"><text:span text:style-name="Source_20_Text"><text:span text:style-name="T36">interface Matcher&lt;T&gt;{</text:span></text:span></text:p>
      <text:p text:style-name="Preformatted_20_Text"><text:span text:style-name="Source_20_Text"><text:span text:style-name="T36"><text:s text:c="4"/>boolean test(T t);</text:span></text:span></text:p>
      <text:p text:style-name="P90"><text:span text:style-name="Source_20_Text"><text:span text:style-name="T36">}</text:span></text:span></text:p>
      <text:p text:style-name="Text_20_body"><text:span text:style-name="T36">O Java já vem com várias dessas interfaces funcionais para os cenários comuns. Uma destas interfaces é a </text:span><text:span text:style-name="Source_20_Text"><text:span text:style-name="T36">Predicate</text:span></text:span><text:span text:style-name="T36">, que recebe um objeto como parâmetro e retorna um </text:span><text:span text:style-name="Source_20_Text"><text:span text:style-name="T36">boolean</text:span></text:span><text:span text:style-name="T36">, exatamente igual a nosso </text:span><text:span text:style-name="Source_20_Text"><text:span text:style-name="T36">Matcher</text:span></text:span><text:span text:style-name="T36">. Vamos trocar o código da classe </text:span><text:span text:style-name="Source_20_Text"><text:span text:style-name="T36">PersonFilter</text:span></text:span><text:span text:style-name="T36"> para usar o </text:span><text:span text:style-name="Source_20_Text"><text:span text:style-name="T36">Predicate</text:span></text:span><text:span text:style-name="T36">:</text:span></text:p>
      <text:p text:style-name="P89"/>
      <text:p text:style-name="Preformatted_20_Text"><text:span text:style-name="Source_20_Text"><text:span text:style-name="T36">import java.util.function.Predicate;</text:span></text:span></text:p>
      <text:p text:style-name="P89"/>
      <text:p text:style-name="Preformatted_20_Text"><text:span text:style-name="Source_20_Text"><text:span text:style-name="T36">class PersonFilter{</text:span></text:span></text:p>
      <text:p text:style-name="P89"/>
      <text:p text:style-name="Preformatted_20_Text"><text:span text:style-name="Source_20_Text"><text:span text:style-name="T36"><text:s text:c="4"/>public List&lt;Person&gt; filter(List&lt;Person&gt; input,</text:span></text:span></text:p>
      <text:p text:style-name="Preformatted_20_Text"><text:span text:style-name="Source_20_Text"><text:span text:style-name="T36"><text:s text:c="31"/>Predicate&lt;Person&gt; matcher){</text:span></text:span></text:p>
      <text:p text:style-name="Preformatted_20_Text"><text:span text:style-name="Source_20_Text"><text:span text:style-name="T36"><text:s text:c="8"/>List&lt;Person&gt; output = new ArrayList&lt;&gt;();</text:span></text:span></text:p>
      <text:p text:style-name="Preformatted_20_Text"><text:span text:style-name="Source_20_Text"><text:span text:style-name="T36"><text:s text:c="8"/>for (Person person : input) {</text:span></text:span></text:p>
      <text:p text:style-name="Preformatted_20_Text"><text:span text:style-name="Source_20_Text"><text:span text:style-name="T36"><text:s text:c="12"/>if(matcher.test(person)){</text:span></text:span></text:p>
      <text:p text:style-name="Preformatted_20_Text"><text:span text:style-name="Source_20_Text"><text:span text:style-name="T36"><text:s text:c="16"/>output.add(person);</text:span></text:span></text:p>
      <text:p text:style-name="Preformatted_20_Text"><text:span text:style-name="Source_20_Text"><text:span text:style-name="T36"><text:s text:c="12"/>}</text:span></text:span></text:p>
      <text:p text:style-name="Preformatted_20_Text"><text:span text:style-name="Source_20_Text"><text:span text:style-name="T36"><text:s text:c="8"/>} <text:s text:c="3"/></text:span></text:span></text:p>
      <text:p text:style-name="Preformatted_20_Text"><text:span text:style-name="Source_20_Text"><text:span text:style-name="T36"><text:s text:c="8"/>return output;</text:span></text:span></text:p>
      <text:p text:style-name="Preformatted_20_Text"><text:span text:style-name="Source_20_Text"><text:span text:style-name="T36"><text:s text:c="4"/>}</text:span></text:span></text:p>
      <text:p text:style-name="P90"><text:soft-page-break/><text:span text:style-name="Source_20_Text"><text:span text:style-name="T36">}</text:span></text:span></text:p>
      <text:p text:style-name="P71">E para fazer o filtro:</text:p>
      <text:p text:style-name="P89"/>
      <text:p text:style-name="Preformatted_20_Text"><text:span text:style-name="Source_20_Text"><text:span text:style-name="T36">Predicate&lt;Person&gt; matcher = new Predicate&lt;Person&gt;() {</text:span></text:span></text:p>
      <text:p text:style-name="Preformatted_20_Text"><text:span text:style-name="Source_20_Text"><text:span text:style-name="T36"><text:s text:c="4"/>@Override</text:span></text:span></text:p>
      <text:p text:style-name="Preformatted_20_Text"><text:span text:style-name="Source_20_Text"><text:span text:style-name="T36"><text:s text:c="4"/>public boolean test(Person p) {</text:span></text:span></text:p>
      <text:p text:style-name="Preformatted_20_Text"><text:span text:style-name="Source_20_Text"><text:span text:style-name="T36"><text:s text:c="8"/>return p.getAge() &gt;= 18;</text:span></text:span></text:p>
      <text:p text:style-name="Preformatted_20_Text"><text:span text:style-name="Source_20_Text"><text:span text:style-name="T36"><text:s text:c="4"/>}</text:span></text:span></text:p>
      <text:p text:style-name="Preformatted_20_Text"><text:span text:style-name="Source_20_Text"><text:span text:style-name="T36">};</text:span></text:span></text:p>
      <text:p text:style-name="P90"><text:span text:style-name="Source_20_Text"><text:span text:style-name="T36">List&lt;Person&gt; adults = pf.filter(persons, matcher);</text:span></text:span></text:p>
      <text:p text:style-name="P71">Ok, vamos converter este código para um ::lambda::. A sintaxe básica do lambda é a seguinte:</text:p>
      <text:p text:style-name="P90"><text:span text:style-name="Source_20_Text"><text:span text:style-name="T36">( parameters ) -&gt; { code }</text:span></text:span></text:p>
      <text:p text:style-name="P71">Usando esta fórmula no código anterior temos o seguinte:</text:p>
      <text:p text:style-name="P89"/>
      <text:p text:style-name="Preformatted_20_Text"><text:span text:style-name="Source_20_Text"><text:span text:style-name="T36">Predicate&lt;Person&gt; matcher =</text:span></text:span></text:p>
      <text:p text:style-name="P90"><text:span text:style-name="Source_20_Text"><text:span text:style-name="T36"><text:s text:c="4"/>(Person p) -&gt; {return p.getAge() &gt;= 18;};</text:span></text:span></text:p>
      <text:p text:style-name="P71">Perceba quanto código foi removido. Praticamente toda a declaração do tipo, de que não precisamos, já que a declaração do tipo da variável tem o mesmo de forma explícita. Também removemos o nome do método, que também não é necessário, já que interfaces funcionais possuem apenas um método.</text:p>
      <text:p text:style-name="P73">Podemos remover mais código ainda. Repare que a variável <text:span text:style-name="Source_20_Text">matcher</text:span> é do tipo <text:span text:style-name="Source_20_Text">Predicate&lt;Person&gt;</text:span>. Aqui podemos inferir o tipo do parâmetro pelo tipo ::generics:: da interface. o código fica:</text:p>
      <text:p text:style-name="P89"/>
      <text:p text:style-name="P90"><text:span text:style-name="Source_20_Text"><text:span text:style-name="T36">Predicate&lt;Person&gt; matcher = (p) -&gt; {return p.getAge() &gt;= 18;};</text:span></text:span></text:p>
      <text:p text:style-name="P71">Se temos apenas um argumento, podemos ainda remover os parênteses:</text:p>
      <text:p text:style-name="P89"/>
      <text:p text:style-name="P90"><text:span text:style-name="Source_20_Text"><text:span text:style-name="T36">Predicate&lt;Person&gt; matcher = p -&gt; {return p.getAge() &gt;= 18;};</text:span></text:span></text:p>
      <text:p text:style-name="Text_20_body"><text:span text:style-name="T36">Se temos apenas uma linha de código dentro do ::lambda::, podemos omitir as chaves. Se esta linha for o retorno, podemos omitir a palavra </text:span><text:span text:style-name="Source_20_Text"><text:span text:style-name="T36">return</text:span></text:span><text:span text:style-name="T36"> também:</text:span></text:p>
      <text:p text:style-name="P89"/>
      <text:p text:style-name="P90"><text:span text:style-name="Source_20_Text"><text:span text:style-name="T36">Predicate&lt;Person&gt; matcher = p -&gt; p.getAge() &gt;= 18;</text:span></text:span></text:p>
      <text:p text:style-name="P71">Pronto, já retiramos bastante código, está bem mais limpo. Nosso código no final fica assim:</text:p>
      <text:p text:style-name="P89"/>
      <text:p text:style-name="Preformatted_20_Text"><text:span text:style-name="Source_20_Text"><text:span text:style-name="T36">Predicate&lt;Person&gt; matcher = p -&gt; p.getAge() &gt;= 18;</text:span></text:span></text:p>
      <text:p text:style-name="P90"><text:span text:style-name="Source_20_Text"><text:span text:style-name="T36">List&lt;Person&gt; adults = pf.filter(persons, matcher);</text:span></text:span></text:p>
      <text:p text:style-name="P71">Não somos obrigados a armazenar o ::lambda:: em uma variável, podemos passá-lo diretamente como parâmetro do método:</text:p>
      <text:p text:style-name="P73">Vamos entender qual a vantagem desta abordagem. Se agora precisarmos de um outro filtro, que retorna apenas as pessoas cujo nome comece com a letra "A", podemos simplesmente fazer:</text:p>
      <text:p text:style-name="P89"/>
      <text:p text:style-name="Preformatted_20_Text"><text:span text:style-name="Source_20_Text"><text:span text:style-name="T36">List&lt;Person&gt; namesStartingWithA =</text:span></text:span></text:p>
      <text:p text:style-name="P90"><text:span text:style-name="Source_20_Text"><text:span text:style-name="T36"><text:s text:c="4"/>pf.filter(persons, p -&gt; p.getName().startsWith("A"));</text:span></text:span></text:p>
      <text:p text:style-name="P71">Não há necessidade de criar classes, nem mesmo anônimas. A inclusão dos ::lambdas:: nos permite escrever código altamente adaptável e ainda reduzir muito a verbosidade comum do Java.</text:p>
      <text:p text:style-name="P71"><text:soft-page-break/>Antes de passar para o próximo exemplo, vamos entendera regras para se escrever um ::lambda::.</text:p>
      <text:list xml:id="list8232736769858236918" text:style-name="L2">
        <text:list-item>
          <text:p text:style-name="P105"><text:span text:style-name="T36">::Lambdas:: podem ter vários argumentos, como um método. Basta separá-los por </text:span><text:span text:style-name="Source_20_Text"><text:span text:style-name="T36">,</text:span></text:span><text:span text:style-name="T36">.</text:span></text:p>
        </text:list-item>
        <text:list-item>
          <text:p text:style-name="P106">O tipo dos parâmetros pode ser inferido e, assim, omitido da declaração.</text:p>
        </text:list-item>
        <text:list-item>
          <text:p text:style-name="P100">Se não houver nenhum parâmetro, é necessário incluir parênteses vazios, como em:</text:p>
        </text:list-item>
      </text:list>
      <text:p text:style-name="P89"/>
      <text:p text:style-name="P90"><text:span text:style-name="Source_20_Text"><text:span text:style-name="T36">Runnable r = () -&gt; System.out.println("a runnable object!");</text:span></text:span></text:p>
      <text:list xml:id="list8409939234712549714" text:style-name="L3">
        <text:list-item>
          <text:p text:style-name="P101">Se houver apenas um parâmetro, podemos omitir os parênteses, como em:</text:p>
        </text:list-item>
      </text:list>
      <text:p text:style-name="P89"/>
      <text:p text:style-name="P90"><text:span text:style-name="Source_20_Text"><text:span text:style-name="T36">Predicate&lt;Person&gt; matcher = p -&gt; p.getAge() &gt;= 18;</text:span></text:span></text:p>
      <text:list xml:id="list1637295297760334318" text:style-name="L4">
        <text:list-item>
          <text:p text:style-name="P107">O corpo do ::lambda:: pode conter várias instruções, assim como um método.</text:p>
        </text:list-item>
        <text:list-item>
          <text:p text:style-name="P102">Se houver apenas uma instrução, podemos omitir as chaves, como em :</text:p>
        </text:list-item>
      </text:list>
      <text:p text:style-name="P89"/>
      <text:p text:style-name="P90"><text:span text:style-name="Source_20_Text"><text:span text:style-name="T36">Predicate&lt;Person&gt; matcher = p -&gt; p.getAge() &gt;= 18;</text:span></text:span></text:p>
      <text:list xml:id="list2917347137117729741" text:style-name="L5">
        <text:list-item>
          <text:p text:style-name="P103">Se houver mais de uma instrução, é necessário delimitar o corpo do ::lambda:: com chaves, como em:</text:p>
        </text:list-item>
      </text:list>
      <text:p text:style-name="P89"/>
      <text:p text:style-name="Preformatted_20_Text"><text:span text:style-name="Source_20_Text"><text:span text:style-name="T36">Runnable r = () -&gt; <text:s/>{ </text:span></text:span></text:p>
      <text:p text:style-name="Preformatted_20_Text"><text:span text:style-name="Source_20_Text"><text:span text:style-name="T36"><text:s text:c="4"/>int a = 10;</text:span></text:span></text:p>
      <text:p text:style-name="Preformatted_20_Text"><text:span text:style-name="Source_20_Text"><text:span text:style-name="T36"><text:s text:c="4"/>int b = 20;</text:span></text:span></text:p>
      <text:p text:style-name="Preformatted_20_Text"><text:span text:style-name="Source_20_Text"><text:span text:style-name="T36"><text:s text:c="4"/>System.out.println(a + b);</text:span></text:span></text:p>
      <text:p text:style-name="P90"><text:span text:style-name="Source_20_Text"><text:span text:style-name="T36">}</text:span></text:span></text:p>
      <text:p text:style-name="P71">Acessando variáveis do objeto com ::lambdas:: </text:p>
      <text:p text:style-name="Text_20_body"><text:span text:style-name="T36">::Lambdas:: podem interagir com as variáveis de instância dos objetos onde foram declarados. Temos apenas que tomar cuidado com variáveis marcadas como </text:span><text:span text:style-name="Source_20_Text"><text:span text:style-name="T36">final</text:span></text:span><text:span text:style-name="T36">:</text:span></text:p>
      <text:p text:style-name="P89"/>
      <text:p text:style-name="Preformatted_20_Text"><text:span text:style-name="Source_20_Text"><text:span text:style-name="T36">public class LambdaScopeTest {</text:span></text:span></text:p>
      <text:p text:style-name="P89"/>
      <text:p text:style-name="Preformatted_20_Text"><text:span text:style-name="Source_20_Text"><text:span text:style-name="T36"><text:s text:c="4"/>public int instanceVar = 1;</text:span></text:span></text:p>
      <text:p text:style-name="Preformatted_20_Text"><text:span text:style-name="Source_20_Text"><text:span text:style-name="T36"><text:s text:c="4"/>public final int instanceVarFinal = 2;</text:span></text:span></text:p>
      <text:p text:style-name="P89"/>
      <text:p text:style-name="Preformatted_20_Text"><text:span text:style-name="Source_20_Text"><text:span text:style-name="T36"><text:s text:c="4"/>public static void main(String[] args) {</text:span></text:span></text:p>
      <text:p text:style-name="Preformatted_20_Text"><text:span text:style-name="Source_20_Text"><text:span text:style-name="T36"><text:s text:c="8"/>new LambdaScopeTest().test();</text:span></text:span></text:p>
      <text:p text:style-name="Preformatted_20_Text"><text:span text:style-name="Source_20_Text"><text:span text:style-name="T36"><text:s text:c="4"/>}</text:span></text:span></text:p>
      <text:p text:style-name="P89"/>
      <text:p text:style-name="Preformatted_20_Text"><text:span text:style-name="Source_20_Text"><text:span text:style-name="T36"><text:s text:c="4"/>private void test() {</text:span></text:span></text:p>
      <text:p text:style-name="Preformatted_20_Text"><text:span text:style-name="Source_20_Text"><text:span text:style-name="T36"><text:s text:c="8"/>instanceVar++; // ok</text:span></text:span></text:p>
      <text:p text:style-name="Preformatted_20_Text"><text:span text:style-name="Source_20_Text"><text:span text:style-name="T36"><text:s text:c="8"/>new Thread(() -&gt; {</text:span></text:span></text:p>
      <text:p text:style-name="Preformatted_20_Text"><text:span text:style-name="Source_20_Text"><text:span text:style-name="T36"><text:s text:c="12"/>System.out.println(instanceVar); // ok</text:span></text:span></text:p>
      <text:p text:style-name="Preformatted_20_Text"><text:span text:style-name="Source_20_Text"><text:span text:style-name="T36"><text:s text:c="12"/>instanceVar++; // ok</text:span></text:span></text:p>
      <text:p text:style-name="P89"/>
      <text:p text:style-name="Preformatted_20_Text"><text:span text:style-name="Source_20_Text"><text:span text:style-name="T36"><text:s text:c="12"/>System.out.println(instanceVarFinal); // ok</text:span></text:span></text:p>
      <text:p text:style-name="Preformatted_20_Text"><text:span text:style-name="Source_20_Text"><text:span text:style-name="T36"><text:s text:c="12"/>instanceVarFinal++; // compile error</text:span></text:span></text:p>
      <text:p text:style-name="Preformatted_20_Text"><text:span text:style-name="Source_20_Text"><text:span text:style-name="T36"><text:s text:c="8"/>}).start();</text:span></text:span></text:p>
      <text:p text:style-name="P90"><text:span text:style-name="Source_20_Text"><text:span text:style-name="T36"><text:s text:c="4"/>}</text:span></text:span></text:p>
      <text:p text:style-name="Text_20_body"><text:span text:style-name="T36">Já com variáveis locais de método e parâmetros, as regras são um pouco mais complexas. ::Lambdas:: só podem interagir com variáveis locais caso estas estejam marcadas como </text:span><text:span text:style-name="Source_20_Text"><text:span text:style-name="T36">final</text:span></text:span><text:span text:style-name="T36"> (uma referência imutável) ou que sejam </text:span><text:span text:style-name="Strong_20_Emphasis"><text:span text:style-name="T36">efetivamente final</text:span></text:span><text:span text:style-name="T36"> (não são </text:span><text:span text:style-name="Source_20_Text"><text:span text:style-name="T36">final</text:span></text:span><text:span text:style-name="T36">, mas não são alteradas). Não é possível alterar o valor de nenhuma variável local dentro de um ::lambda:::</text:span></text:p>
      <text:p text:style-name="P89"/>
      <text:p text:style-name="Preformatted_20_Text"><text:span text:style-name="Source_20_Text"><text:span text:style-name="T36"><text:s text:c="4"/>private void test() {</text:span></text:span></text:p>
      <text:p text:style-name="Preformatted_20_Text"><text:span text:style-name="Source_20_Text"><text:span text:style-name="T36"><text:s text:c="8"/>int unchangedLocalVar = 3; <text:s text:c="2"/>// effectively final</text:span></text:span></text:p>
      <text:p text:style-name="Preformatted_20_Text"><text:span text:style-name="Source_20_Text"><text:span text:style-name="T36"><text:s text:c="8"/>final int localVarFinal = 4; // final</text:span></text:span></text:p>
      <text:p text:style-name="Preformatted_20_Text"><text:soft-page-break/><text:span text:style-name="Source_20_Text"><text:span text:style-name="T36"><text:s text:c="8"/>int simpleLocalVar = 0;</text:span></text:span></text:p>
      <text:p text:style-name="Preformatted_20_Text"><text:span text:style-name="Source_20_Text"><text:span text:style-name="T36"><text:s text:c="8"/>simpleLocalVar = 9; // updated the value</text:span></text:span></text:p>
      <text:p text:style-name="P89"/>
      <text:p text:style-name="Preformatted_20_Text"><text:span text:style-name="Source_20_Text"><text:span text:style-name="T36"><text:s text:c="8"/>new Thread(() -&gt; {</text:span></text:span></text:p>
      <text:p text:style-name="Preformatted_20_Text"><text:span text:style-name="Source_20_Text"><text:span text:style-name="T36"><text:s text:c="12"/>System.out.println(unchangedLocalVar); <text:s text:c="2"/>// can read </text:span></text:span></text:p>
      <text:p text:style-name="Preformatted_20_Text"><text:span text:style-name="Source_20_Text"><text:span text:style-name="T36"><text:s text:c="12"/>System.out.println(localVarFinal); <text:s text:c="6"/>// can read</text:span></text:span></text:p>
      <text:p text:style-name="Preformatted_20_Text"><text:span text:style-name="Source_20_Text"><text:span text:style-name="T36"><text:s text:c="12"/>System.out.println(simpleLocalVar); // compile error</text:span></text:span></text:p>
      <text:p text:style-name="Preformatted_20_Text"><text:span text:style-name="Source_20_Text"><text:span text:style-name="T36"><text:s text:c="8"/>}).start();</text:span></text:span></text:p>
      <text:p text:style-name="P90"><text:span text:style-name="Source_20_Text"><text:span text:style-name="T36"><text:s text:c="4"/>}</text:span></text:span></text:p>
      <text:p text:style-name="P71">Conflitos de nomes com ::lambdas:: </text:p>
      <text:p text:style-name="P71">As variáveis do ::lambda:: são do mesmo escopo que o método onde ele foi declarado, portanto, não podemos declarar nenhuma variável, como parâmetro ou dentro do corpo, cujo nome conflite com alguma variável local do método:</text:p>
      <text:p text:style-name="P89"/>
      <text:p text:style-name="Preformatted_20_Text"><text:span text:style-name="Source_20_Text"><text:span text:style-name="T36">private void test(String param) {</text:span></text:span></text:p>
      <text:p text:style-name="Preformatted_20_Text"><text:span text:style-name="Source_20_Text"><text:span text:style-name="T36"><text:s text:c="4"/>String methodVar = "method"; //not final</text:span></text:span></text:p>
      <text:p text:style-name="P89"/>
      <text:p text:style-name="Preformatted_20_Text"><text:span text:style-name="Source_20_Text"><text:span text:style-name="T36"><text:s text:c="4"/>Predicate&lt;String&gt; a = </text:span></text:span></text:p>
      <text:p text:style-name="Preformatted_20_Text"><text:span text:style-name="Source_20_Text"><text:span text:style-name="T36"><text:s text:c="8"/>param -&gt; param.length() &gt; 0; //compile error</text:span></text:span></text:p>
      <text:p text:style-name="Preformatted_20_Text"><text:span text:style-name="Source_20_Text"><text:span text:style-name="T36"><text:s text:c="4"/>Predicate&lt;String&gt; b = </text:span></text:span></text:p>
      <text:p text:style-name="Preformatted_20_Text"><text:span text:style-name="Source_20_Text"><text:span text:style-name="T36"><text:s text:c="8"/>methodVar -&gt; methodVar.length() &gt; 0; //compile error</text:span></text:span></text:p>
      <text:p text:style-name="Preformatted_20_Text"><text:span text:style-name="Source_20_Text"><text:span text:style-name="T36"><text:s text:c="4"/>Predicate&lt;String&gt; c = </text:span></text:span></text:p>
      <text:p text:style-name="Preformatted_20_Text"><text:span text:style-name="Source_20_Text"><text:span text:style-name="T36"><text:s text:c="8"/>newVar -&gt; newVar.length() &gt; 0; // ok</text:span></text:span></text:p>
      <text:p text:style-name="P90"><text:span text:style-name="Source_20_Text"><text:span text:style-name="T36">}</text:span></text:span></text:p>
      <text:p text:style-name="P39"/>
      <text:p text:style-name="P50">DICAS</text:p>
      <text:p text:style-name="P50"/>
      <text:p text:style-name="P56">- interfaces funcionais só possuem um método e retornam um booleano;</text:p>
      <text:p text:style-name="P56">- <text:span text:style-name="T50">utilização de lambdas: (parametros) -&gt; { codigo }</text:span></text:p>
      <text:p text:style-name="P56">- <text:span text:style-name="T50">a idéia é reduzir a quantidade de código;</text:span></text:p>
      <text:p text:style-name="P56">- <text:span text:style-name="T51">em expressóes Lambda com somente um parâmetro pode-se omitir os parênteses da lista de parâmetros;</text:span></text:p>
      <text:p text:style-name="P56">- <text:span text:style-name="T51">a </text:span><text:span text:style-name="T5">return</text:span><text:span text:style-name="T51"> é optional quando só se tem uma declaração no corpo, mas se houverem chaves, ele é obrigatório;</text:span></text:p>
      <text:p text:style-name="P57">- sempre conferir se os tipos são compatíveis na lista de parâmetros;</text:p>
      <text:p text:style-name="P56"/>
      <text:p text:style-name="P56"/>
      <text:p text:style-name="P56"/>
      <text:p text:style-name="P56"/>
      <text:p text:style-name="P56"/>
      <text:p text:style-name="P27">5 Plataforma Java: Independência de plataforma, OO e encapsulamento</text:p>
      <text:p text:style-name="P25"/>
      <text:p text:style-name="P30">DICAS</text:p>
      <text:p text:style-name="P30"/>
      <text:p text:style-name="P22">- multiplataforma, devido a JVM;</text:p>
      <text:p text:style-name="P22">- o código compilado não vira diretamente um binário, e sim <text:span text:style-name="T2">bytecode,</text:span> para ser entendido pela JVM em qualquer plataforma;</text:p>
      <text:p text:style-name="P22">- linguagem de alto nível, <text:span text:style-name="T2">orientada a objetos</text:span>;</text:p>
      <text:p text:style-name="P22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2:02:20.501251317</meta:creation-date>
    <dc:date>2016-10-03T15:01:14.629089453</dc:date>
    <meta:editing-duration>PT5H46M53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3" meta:paragraph-count="411" meta:word-count="3019" meta:character-count="21980" meta:non-whitespace-character-count="18616"/>
  </office:meta>
</office:document-meta>
</file>